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21">
      <style:table-cell-properties style:vertical-align="middle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22">
      <style:table-cell-properties style:vertical-align="middle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Sheet1" style:data-style-name="N44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6" style:family="table-cell" style:parent-style-name="Normal_Sheet1" style:data-style-name="N44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7" style:family="table-cell" style:parent-style-name="Normal_Sheet1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Sheet1" style:data-style-name="N0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9" style:family="table-cell" style:parent-style-name="Normal_Sheet1" style:data-style-name="N0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0" style:family="table-cell" style:parent-style-name="Normal_Sheet1" style:data-style-name="N0">
      <style:table-cell-properties fo:border-top="thin solid #333399" fo:border-bottom="thin solid #333333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1" style:family="table-cell" style:parent-style-name="Normal_Sheet1" style:data-style-name="N0">
      <style:table-cell-properties fo:border-top="thin solid #333399" fo:border-bottom="thin solid #333333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2" style:family="table-cell" style:parent-style-name="Normal_poor" style:data-style-name="N44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3" style:family="table-cell" style:parent-style-name="Normal_poor" style:data-style-name="N44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4" style:family="table-cell" style:parent-style-name="Normal_poor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poor" style:data-style-name="N0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6" style:family="table-cell" style:parent-style-name="Normal_poor" style:data-style-name="N0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7" style:family="table-cell" style:parent-style-name="Normal_poor" style:data-style-name="N0">
      <style:table-cell-properties fo:border-top="thin solid #333399" fo:border-bottom="thin solid #333333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8" style:family="table-cell" style:parent-style-name="Normal_poor" style:data-style-name="N0">
      <style:table-cell-properties fo:border-top="thin solid #333399" fo:border-bottom="thin solid #333333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19" style:family="table-cell" style:parent-style-name="Normal_cultural" style:data-style-name="N44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20" style:family="table-cell" style:parent-style-name="Normal_cultural" style:data-style-name="N44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21" style:family="table-cell" style:parent-style-name="Normal_cultur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cultural" style:data-style-name="N0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23" style:family="table-cell" style:parent-style-name="Normal_cultural" style:data-style-name="N0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24" style:family="table-cell" style:parent-style-name="Normal_cultural" style:data-style-name="N0">
      <style:table-cell-properties fo:border-top="thin solid #333399" fo:border-bottom="thin solid #333333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25" style:family="table-cell" style:parent-style-name="Normal_cultural" style:data-style-name="N0">
      <style:table-cell-properties fo:border-top="thin solid #333399" fo:border-bottom="thin solid #333333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26" style:family="table-cell" style:parent-style-name="Normal_Religious" style:data-style-name="N44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27" style:family="table-cell" style:parent-style-name="Normal_Religious" style:data-style-name="N44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28" style:family="table-cell" style:parent-style-name="Normal_Religious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Religious" style:data-style-name="N0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0" style:family="table-cell" style:parent-style-name="Normal_Religious" style:data-style-name="N0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1" style:family="table-cell" style:parent-style-name="Normal_Religious" style:data-style-name="N0">
      <style:table-cell-properties fo:border-top="thin solid #333399" fo:border-bottom="thin solid #333333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2" style:family="table-cell" style:parent-style-name="Normal_Religious" style:data-style-name="N0">
      <style:table-cell-properties fo:border-top="thin solid #333399" fo:border-bottom="thin solid #333333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3" style:family="table-cell" style:parent-style-name="Normal_NCA" style:data-style-name="N44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4" style:family="table-cell" style:parent-style-name="Normal_NCA" style:data-style-name="N44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5" style:family="table-cell" style:parent-style-name="Normal_NCA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NCA" style:data-style-name="N0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7" style:family="table-cell" style:parent-style-name="Normal_NCA" style:data-style-name="N0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8" style:family="table-cell" style:parent-style-name="Normal_NCA" style:data-style-name="N0">
      <style:table-cell-properties fo:border-top="thin solid #333399" fo:border-bottom="thin solid #333333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39" style:family="table-cell" style:parent-style-name="Normal_NCA" style:data-style-name="N0">
      <style:table-cell-properties fo:border-top="thin solid #333399" fo:border-bottom="thin solid #333333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0" style:family="table-cell" style:parent-style-name="Normal_PGP" style:data-style-name="N44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1" style:family="table-cell" style:parent-style-name="Normal_PGP" style:data-style-name="N44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2" style:family="table-cell" style:parent-style-name="Normal_PGP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PGP" style:data-style-name="N0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4" style:family="table-cell" style:parent-style-name="Normal_PGP" style:data-style-name="N0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5" style:family="table-cell" style:parent-style-name="Normal_PGP" style:data-style-name="N0">
      <style:table-cell-properties fo:border-top="thin solid #333399" fo:border-bottom="thin solid #333333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6" style:family="table-cell" style:parent-style-name="Normal_PGP" style:data-style-name="N0">
      <style:table-cell-properties fo:border-top="thin solid #333399" fo:border-bottom="thin solid #333333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7" style:family="table-cell" style:parent-style-name="Normal_TABOO" style:data-style-name="N44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8" style:family="table-cell" style:parent-style-name="Normal_TABOO" style:data-style-name="N44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49" style:family="table-cell" style:parent-style-name="Normal_TABOO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TABOO" style:data-style-name="N0">
      <style:table-cell-properties fo:border-top="thin solid #333399" fo:border-bottom="thin solid #333399" fo:border-left="thin solid #993366" fo:border-right="thin solid #993366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e51" style:family="table-cell" style:parent-style-name="Normal_TABOO" style:data-style-name="N0">
      <style:table-cell-properties fo:border-top="thin solid #333399" fo:border-bottom="thin solid #333399" fo:border-left="thin solid #993366" fo:border-right="none" style:vertical-align="top" fo:background-color="transparent" style:cell-protect="protected" style:repeat-content="false"/>
      <style:paragraph-properties fo:text-align="end" fo:margin-right="0cm"/>
      <style:text-properties fo:color="#993300"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ck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10 to 17</text:p>
          </table:table-cell>
          <table:table-cell office:value-type="float" office:value="4.6244050551474604E-2" table:style-name="ce5">
            <text:p>0.046</text:p>
          </table:table-cell>
          <table:table-cell office:value-type="float" office:value="2.174490652653867" table:style-name="ce5">
            <text:p>2.174</text:p>
          </table:table-cell>
          <table:table-cell office:value-type="float" office:value="1.0130211090160963" table:style-name="ce5">
            <text:p>1.013</text:p>
          </table:table-cell>
          <table:table-cell office:value-type="float" office:value="4.6676318552448945" table:style-name="ce6">
            <text:p>4.668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18 to 25</text:p>
          </table:table-cell>
          <table:table-cell office:value-type="float" office:value="0.73562880910864525" table:style-name="ce5">
            <text:p>0.736</text:p>
          </table:table-cell>
          <table:table-cell office:value-type="float" office:value="1.1028158702699826" table:style-name="ce5">
            <text:p>1.103</text:p>
          </table:table-cell>
          <table:table-cell office:value-type="float" office:value="0.62486057132026795" table:style-name="ce5">
            <text:p>0.625</text:p>
          </table:table-cell>
          <table:table-cell office:value-type="float" office:value="1.946358755121361" table:style-name="ce6">
            <text:p>1.946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26 to 33</text:p>
          </table:table-cell>
          <table:table-cell office:value-type="float" office:value="0.34455366070169202" table:style-name="ce5">
            <text:p>0.345</text:p>
          </table:table-cell>
          <table:table-cell office:value-type="float" office:value="1.2934407617206114" table:style-name="ce5">
            <text:p>1.293</text:p>
          </table:table-cell>
          <table:table-cell office:value-type="float" office:value="0.75863125694460232" table:style-name="ce5">
            <text:p>0.759</text:p>
          </table:table-cell>
          <table:table-cell office:value-type="float" office:value="2.2052729686071486" table:style-name="ce6">
            <text:p>2.205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34 to 41</text:p>
          </table:table-cell>
          <table:table-cell office:value-type="float" office:value="0.18996154496277717" table:style-name="ce5">
            <text:p>0.190</text:p>
          </table:table-cell>
          <table:table-cell office:value-type="float" office:value="1.4206895810398872" table:style-name="ce5">
            <text:p>1.421</text:p>
          </table:table-cell>
          <table:table-cell office:value-type="float" office:value="0.84034431813973565" table:style-name="ce5">
            <text:p>0.840</text:p>
          </table:table-cell>
          <table:table-cell office:value-type="float" office:value="2.4018236835864109" table:style-name="ce6">
            <text:p>2.402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42 to 49</text:p>
          </table:table-cell>
          <table:table-cell office:value-type="float" office:value="5.9067358163797899E-2" table:style-name="ce5">
            <text:p>0.059</text:p>
          </table:table-cell>
          <table:table-cell office:value-type="float" office:value="1.6752487039865394" table:style-name="ce5">
            <text:p>1.675</text:p>
          </table:table-cell>
          <table:table-cell office:value-type="float" office:value="0.98043968036327866" table:style-name="ce5">
            <text:p>0.980</text:p>
          </table:table-cell>
          <table:table-cell office:value-type="float" office:value="2.8624486303621586" table:style-name="ce6">
            <text:p>2.862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50 to 57</text:p>
          </table:table-cell>
          <table:table-cell office:value-type="float" office:value="0.7476896779408202" table:style-name="ce5">
            <text:p>0.748</text:p>
          </table:table-cell>
          <table:table-cell office:value-type="float" office:value="1.0946637496889571" table:style-name="ce5">
            <text:p>1.095</text:p>
          </table:table-cell>
          <table:table-cell office:value-type="float" office:value="0.630888342483794" table:style-name="ce5">
            <text:p>0.631</text:p>
          </table:table-cell>
          <table:table-cell office:value-type="float" office:value="1.8993673589932738" table:style-name="ce6">
            <text:p>1.899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58 to 65</text:p>
          </table:table-cell>
          <table:table-cell office:value-type="float" office:value="0.62846534245328822" table:style-name="ce5">
            <text:p>0.628</text:p>
          </table:table-cell>
          <table:table-cell office:value-type="float" office:value="1.1688485504814123" table:style-name="ce5">
            <text:p>1.169</text:p>
          </table:table-cell>
          <table:table-cell office:value-type="float" office:value="0.62130794003693035" table:style-name="ce5">
            <text:p>0.621</text:p>
          </table:table-cell>
          <table:table-cell office:value-type="float" office:value="2.1989207700794737" table:style-name="ce6">
            <text:p>2.199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65 and above</text:p>
          </table:table-cell>
          <table:table-cell table:number-columns-repeated="3" table:style-name="ce8"/>
          <table:table-cell table:style-name="ce9"/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1.8116180465982331E-4" table:style-name="ce5">
            <text:p>0.000</text:p>
          </table:table-cell>
          <table:table-cell office:value-type="float" office:value="0.67112376281837438" table:style-name="ce5">
            <text:p>0.671</text:p>
          </table:table-cell>
          <table:table-cell office:value-type="float" office:value="0.54466954846747306" table:style-name="ce5">
            <text:p>0.545</text:p>
          </table:table-cell>
          <table:table-cell office:value-type="float" office:value="0.82693645401472515" table:style-name="ce6">
            <text:p>0.827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Male</text:p>
          </table:table-cell>
          <table:table-cell table:number-columns-repeated="3" table:style-name="ce8"/>
          <table:table-cell table:style-name="ce9"/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Rural</text:p>
          </table:table-cell>
          <table:table-cell office:value-type="float" office:value="1.184696249731365E-10" table:style-name="ce5">
            <text:p>0.000</text:p>
          </table:table-cell>
          <table:table-cell office:value-type="float" office:value="2.0261454201046529" table:style-name="ce5">
            <text:p>2.026</text:p>
          </table:table-cell>
          <table:table-cell office:value-type="float" office:value="1.634392454106012" table:style-name="ce5">
            <text:p>1.634</text:p>
          </table:table-cell>
          <table:table-cell office:value-type="float" office:value="2.5117989581373705" table:style-name="ce6">
            <text:p>2.512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Urban</text:p>
          </table:table-cell>
          <table:table-cell table:number-columns-repeated="3" table:style-name="ce8"/>
          <table:table-cell table:style-name="ce9"/>
          <table:table-cell table:style-name="ce7"/>
          <table:table-cell table:number-columns-repeated="16378"/>
        </table:table-row>
        <table:table-row table:style-name="ro1">
          <table:table-cell office:value-type="string" table:style-name="ce3">
            <text:p>1- 5 ho</text:p>
          </table:table-cell>
          <table:table-cell office:value-type="float" office:value="0.40728877628034033" table:style-name="ce5">
            <text:p>0.407</text:p>
          </table:table-cell>
          <table:table-cell office:value-type="float" office:value="0.91292346396017432" table:style-name="ce5">
            <text:p>0.913</text:p>
          </table:table-cell>
          <table:table-cell office:value-type="float" office:value="0.73596052010474511" table:style-name="ce5">
            <text:p>0.736</text:p>
          </table:table-cell>
          <table:table-cell office:value-type="float" office:value="1.1324374450553765" table:style-name="ce6">
            <text:p>1.132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4">
            <text:p>11-15 ho</text:p>
          </table:table-cell>
          <table:table-cell office:value-type="float" office:value="0.90333271916611024" table:style-name="ce5">
            <text:p>0.903</text:p>
          </table:table-cell>
          <table:table-cell office:value-type="float" office:value="1.0207588402224748" table:style-name="ce5">
            <text:p>1.021</text:p>
          </table:table-cell>
          <table:table-cell office:value-type="float" office:value="0.73269615439021474" table:style-name="ce5">
            <text:p>0.733</text:p>
          </table:table-cell>
          <table:table-cell office:value-type="float" office:value="1.4220746262268731" table:style-name="ce6">
            <text:p>1.422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16 bove ho</text:p>
          </table:table-cell>
          <table:table-cell office:value-type="float" office:value="0.32907961028844046" table:style-name="ce5">
            <text:p>0.329</text:p>
          </table:table-cell>
          <table:table-cell office:value-type="float" office:value="1.1963412380595513" table:style-name="ce5">
            <text:p>1.196</text:p>
          </table:table-cell>
          <table:table-cell office:value-type="float" office:value="0.83465067190917186" table:style-name="ce5">
            <text:p>0.835</text:p>
          </table:table-cell>
          <table:table-cell office:value-type="float" office:value="1.7147681132372095" table:style-name="ce6">
            <text:p>1.715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3">
            <text:p>6 10 ho</text:p>
          </table:table-cell>
          <table:table-cell table:number-columns-repeated="3" table:style-name="ce8"/>
          <table:table-cell table:style-name="ce9"/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10,000 to 20,000</text:p>
          </table:table-cell>
          <table:table-cell office:value-type="float" office:value="0.61120795610629197" table:style-name="ce5">
            <text:p>0.611</text:p>
          </table:table-cell>
          <table:table-cell office:value-type="float" office:value="1.0936703702774651" table:style-name="ce5">
            <text:p>1.094</text:p>
          </table:table-cell>
          <table:table-cell office:value-type="float" office:value="0.77438719088743024" table:style-name="ce5">
            <text:p>0.774</text:p>
          </table:table-cell>
          <table:table-cell office:value-type="float" office:value="1.544595381868503" table:style-name="ce6">
            <text:p>1.54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20,000 to 30,000</text:p>
          </table:table-cell>
          <table:table-cell office:value-type="float" office:value="0.39663920937621011" table:style-name="ce5">
            <text:p>0.397</text:p>
          </table:table-cell>
          <table:table-cell office:value-type="float" office:value="1.1619608043242515" table:style-name="ce5">
            <text:p>1.162</text:p>
          </table:table-cell>
          <table:table-cell office:value-type="float" office:value="0.82120504212114376" table:style-name="ce5">
            <text:p>0.821</text:p>
          </table:table-cell>
          <table:table-cell office:value-type="float" office:value="1.6441118131696613" table:style-name="ce6">
            <text:p>1.644</text:p>
          </table:table-cell>
          <table:table-cell table:style-name="ce7"/>
          <table:table-cell table:number-columns-repeated="16378"/>
        </table:table-row>
        <table:table-row table:style-name="ro3">
          <table:table-cell office:value-type="string" table:style-name="ce2">
            <text:p>30,000 and above</text:p>
          </table:table-cell>
          <table:table-cell office:value-type="float" office:value="0.56181512953973556" table:style-name="ce5">
            <text:p>0.562</text:p>
          </table:table-cell>
          <table:table-cell office:value-type="float" office:value="0.89859470222251425" table:style-name="ce5">
            <text:p>0.899</text:p>
          </table:table-cell>
          <table:table-cell office:value-type="float" office:value="0.62615880793742829" table:style-name="ce5">
            <text:p>0.626</text:p>
          </table:table-cell>
          <table:table-cell office:value-type="float" office:value="1.2895649292584244" table:style-name="ce6">
            <text:p>1.290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5,000 to 10,000</text:p>
          </table:table-cell>
          <table:table-cell office:value-type="float" office:value="0.42229295619693308" table:style-name="ce5">
            <text:p>0.422</text:p>
          </table:table-cell>
          <table:table-cell office:value-type="float" office:value="1.1515306276052806" table:style-name="ce5">
            <text:p>1.152</text:p>
          </table:table-cell>
          <table:table-cell office:value-type="float" office:value="0.81585232583482958" table:style-name="ce5">
            <text:p>0.816</text:p>
          </table:table-cell>
          <table:table-cell office:value-type="float" office:value="1.625322064205853" table:style-name="ce6">
            <text:p>1.62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Less than 5,000</text:p>
          </table:table-cell>
          <table:table-cell table:number-columns-repeated="3" table:style-name="ce8"/>
          <table:table-cell table:style-name="ce9"/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Bachelor’s degree</text:p>
          </table:table-cell>
          <table:table-cell office:value-type="float" office:value="0.16745508620794625" table:style-name="ce5">
            <text:p>0.167</text:p>
          </table:table-cell>
          <table:table-cell office:value-type="float" office:value="0.75385004679128675" table:style-name="ce5">
            <text:p>0.754</text:p>
          </table:table-cell>
          <table:table-cell office:value-type="float" office:value="0.50472081309885575" table:style-name="ce5">
            <text:p>0.505</text:p>
          </table:table-cell>
          <table:table-cell office:value-type="float" office:value="1.1259489965513245" table:style-name="ce6">
            <text:p>1.126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Doctorate degree</text:p>
          </table:table-cell>
          <table:table-cell office:value-type="float" office:value="0.30746264733495954" table:style-name="ce5">
            <text:p>0.307</text:p>
          </table:table-cell>
          <table:table-cell office:value-type="float" office:value="2.3011746802883546" table:style-name="ce5">
            <text:p>2.301</text:p>
          </table:table-cell>
          <table:table-cell office:value-type="float" office:value="0.46433718270943947" table:style-name="ce5">
            <text:p>0.464</text:p>
          </table:table-cell>
          <table:table-cell office:value-type="float" office:value="11.40422328080891" table:style-name="ce6">
            <text:p>11.404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2">
            <text:p>Master’s/Professional degree</text:p>
          </table:table-cell>
          <table:table-cell office:value-type="float" office:value="3.6575891941955253E-3" table:style-name="ce5">
            <text:p>0.004</text:p>
          </table:table-cell>
          <table:table-cell office:value-type="float" office:value="0.4036648887368241" table:style-name="ce5">
            <text:p>0.404</text:p>
          </table:table-cell>
          <table:table-cell office:value-type="float" office:value="0.21894013042826543" table:style-name="ce5">
            <text:p>0.219</text:p>
          </table:table-cell>
          <table:table-cell office:value-type="float" office:value="0.7442461191567652" table:style-name="ce6">
            <text:p>0.744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2">
            <text:p>No schooling completed</text:p>
          </table:table-cell>
          <table:table-cell office:value-type="float" office:value="0.44535839822872259" table:style-name="ce5">
            <text:p>0.445</text:p>
          </table:table-cell>
          <table:table-cell office:value-type="float" office:value="1.1606083224871047" table:style-name="ce5">
            <text:p>1.161</text:p>
          </table:table-cell>
          <table:table-cell office:value-type="float" office:value="0.79170250252757612" table:style-name="ce5">
            <text:p>0.792</text:p>
          </table:table-cell>
          <table:table-cell office:value-type="float" office:value="1.701411418968469" table:style-name="ce6">
            <text:p>1.701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Others</text:p>
          </table:table-cell>
          <table:table-cell office:value-type="float" office:value="0.79791055604964289" table:style-name="ce5">
            <text:p>0.798</text:p>
          </table:table-cell>
          <table:table-cell office:value-type="float" office:value="1.0949824839658664" table:style-name="ce5">
            <text:p>1.095</text:p>
          </table:table-cell>
          <table:table-cell office:value-type="float" office:value="0.54671756087757262" table:style-name="ce5">
            <text:p>0.547</text:p>
          </table:table-cell>
          <table:table-cell office:value-type="float" office:value="2.1930640718170564" table:style-name="ce6">
            <text:p>2.193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Primary education</text:p>
          </table:table-cell>
          <table:table-cell office:value-type="float" office:value="0.62009332844716569" table:style-name="ce5">
            <text:p>0.620</text:p>
          </table:table-cell>
          <table:table-cell office:value-type="float" office:value="1.1041559324927734" table:style-name="ce5">
            <text:p>1.104</text:p>
          </table:table-cell>
          <table:table-cell office:value-type="float" office:value="0.7462722786439645" table:style-name="ce5">
            <text:p>0.746</text:p>
          </table:table-cell>
          <table:table-cell office:value-type="float" office:value="1.6336669043560033" table:style-name="ce6">
            <text:p>1.634</text:p>
          </table:table-cell>
          <table:table-cell table:style-name="ce7"/>
          <table:table-cell table:number-columns-repeated="16378"/>
        </table:table-row>
        <table:table-row table:style-name="ro3">
          <table:table-cell office:value-type="string" table:style-name="ce2">
            <text:p>Secondary education</text:p>
          </table:table-cell>
          <table:table-cell office:value-type="float" office:value="0.72311144922628878" table:style-name="ce5">
            <text:p>0.723</text:p>
          </table:table-cell>
          <table:table-cell office:value-type="float" office:value="1.060780778827491" table:style-name="ce5">
            <text:p>1.061</text:p>
          </table:table-cell>
          <table:table-cell office:value-type="float" office:value="0.76536341298247412" table:style-name="ce5">
            <text:p>0.765</text:p>
          </table:table-cell>
          <table:table-cell office:value-type="float" office:value="1.4702242642419405" table:style-name="ce6">
            <text:p>1.470</text:p>
          </table:table-cell>
          <table:table-cell table:style-name="ce7"/>
          <table:table-cell table:number-columns-repeated="16378"/>
        </table:table-row>
        <table:table-row table:style-name="ro3">
          <table:table-cell office:value-type="string" table:style-name="ce2">
            <text:p>Technical/Vocational training</text:p>
          </table:table-cell>
          <table:table-cell table:number-columns-repeated="3" table:style-name="ce8"/>
          <table:table-cell table:style-name="ce9"/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Divorced</text:p>
          </table:table-cell>
          <table:table-cell office:value-type="float" office:value="0.94860204205601939" table:style-name="ce5">
            <text:p>0.949</text:p>
          </table:table-cell>
          <table:table-cell office:value-type="float" office:value="0.97588084836918165" table:style-name="ce5">
            <text:p>0.976</text:p>
          </table:table-cell>
          <table:table-cell office:value-type="float" office:value="0.46452477744454806" table:style-name="ce5">
            <text:p>0.465</text:p>
          </table:table-cell>
          <table:table-cell office:value-type="float" office:value="2.0501456035408965" table:style-name="ce6">
            <text:p>2.050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Married</text:p>
          </table:table-cell>
          <table:table-cell office:value-type="float" office:value="3.7643110806848429E-2" table:style-name="ce5">
            <text:p>0.038</text:p>
          </table:table-cell>
          <table:table-cell office:value-type="float" office:value="1.6992966108708147" table:style-name="ce5">
            <text:p>1.699</text:p>
          </table:table-cell>
          <table:table-cell office:value-type="float" office:value="1.0307542164157395" table:style-name="ce5">
            <text:p>1.031</text:p>
          </table:table-cell>
          <table:table-cell office:value-type="float" office:value="2.801452495395238" table:style-name="ce6">
            <text:p>2.801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Single</text:p>
          </table:table-cell>
          <table:table-cell office:value-type="float" office:value="4.055476293329161E-4" table:style-name="ce5">
            <text:p>0.000</text:p>
          </table:table-cell>
          <table:table-cell office:value-type="float" office:value="2.8407553860338033" table:style-name="ce5">
            <text:p>2.841</text:p>
          </table:table-cell>
          <table:table-cell office:value-type="float" office:value="1.5926944796785862" table:style-name="ce5">
            <text:p>1.593</text:p>
          </table:table-cell>
          <table:table-cell office:value-type="float" office:value="5.0668168102827904" table:style-name="ce6">
            <text:p>5.067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Widowed</text:p>
          </table:table-cell>
          <table:table-cell table:number-columns-repeated="3" table:style-name="ce10"/>
          <table:table-cell table:style-name="ce11"/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Artisan</text:p>
          </table:table-cell>
          <table:table-cell office:value-type="float" office:value="0.72489298432174132" table:style-name="ce5">
            <text:p>0.725</text:p>
          </table:table-cell>
          <table:table-cell office:value-type="float" office:value="1.0777431067551695" table:style-name="ce5">
            <text:p>1.078</text:p>
          </table:table-cell>
          <table:table-cell office:value-type="float" office:value="0.71028100187834764" table:style-name="ce5">
            <text:p>0.710</text:p>
          </table:table-cell>
          <table:table-cell office:value-type="float" office:value="1.635310815137393" table:style-name="ce6">
            <text:p>1.63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Civil servant</text:p>
          </table:table-cell>
          <table:table-cell office:value-type="float" office:value="1.5985204475417582E-3" table:style-name="ce5">
            <text:p>0.002</text:p>
          </table:table-cell>
          <table:table-cell office:value-type="float" office:value="1.7237144153029609" table:style-name="ce5">
            <text:p>1.724</text:p>
          </table:table-cell>
          <table:table-cell office:value-type="float" office:value="1.2291983776438169" table:style-name="ce5">
            <text:p>1.229</text:p>
          </table:table-cell>
          <table:table-cell office:value-type="float" office:value="2.4171780890392509" table:style-name="ce6">
            <text:p>2.417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Farmer</text:p>
          </table:table-cell>
          <table:table-cell office:value-type="float" office:value="0.62476611696168383" table:style-name="ce5">
            <text:p>0.625</text:p>
          </table:table-cell>
          <table:table-cell office:value-type="float" office:value="1.0723008123260016" table:style-name="ce5">
            <text:p>1.072</text:p>
          </table:table-cell>
          <table:table-cell office:value-type="float" office:value="0.81064528643657396" table:style-name="ce5">
            <text:p>0.811</text:p>
          </table:table-cell>
          <table:table-cell office:value-type="float" office:value="1.4184120371184905" table:style-name="ce6">
            <text:p>1.418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House Wife</text:p>
          </table:table-cell>
          <table:table-cell office:value-type="float" office:value="4.4821758966374007E-10" table:style-name="ce5">
            <text:p>0.000</text:p>
          </table:table-cell>
          <table:table-cell office:value-type="float" office:value="3.1800950283087897" table:style-name="ce5">
            <text:p>3.180</text:p>
          </table:table-cell>
          <table:table-cell office:value-type="float" office:value="2.2107013976373793" table:style-name="ce5">
            <text:p>2.211</text:p>
          </table:table-cell>
          <table:table-cell office:value-type="float" office:value="4.5745682342636815" table:style-name="ce6">
            <text:p>4.575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Nomad</text:p>
          </table:table-cell>
          <table:table-cell office:value-type="float" office:value="0.49479660555134597" table:style-name="ce5">
            <text:p>0.495</text:p>
          </table:table-cell>
          <table:table-cell office:value-type="float" office:value="1.3197809681523029" table:style-name="ce5">
            <text:p>1.320</text:p>
          </table:table-cell>
          <table:table-cell office:value-type="float" office:value="0.59504913575379981" table:style-name="ce5">
            <text:p>0.595</text:p>
          </table:table-cell>
          <table:table-cell office:value-type="float" office:value="2.9271898726321406" table:style-name="ce6">
            <text:p>2.927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Student</text:p>
          </table:table-cell>
          <table:table-cell office:value-type="float" office:value="4.6593586133906392E-2" table:style-name="ce5">
            <text:p>0.047</text:p>
          </table:table-cell>
          <table:table-cell office:value-type="float" office:value="1.4723066747990308" table:style-name="ce5">
            <text:p>1.472</text:p>
          </table:table-cell>
          <table:table-cell office:value-type="float" office:value="1.00585105831278" table:style-name="ce5">
            <text:p>1.006</text:p>
          </table:table-cell>
          <table:table-cell office:value-type="float" office:value="2.1550774607662775" table:style-name="ce6">
            <text:p>2.155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Traders</text:p>
          </table:table-cell>
          <table:table-cell table:number-columns-repeated="3" table:style-name="ce8"/>
          <table:table-cell table:style-name="ce9"/>
          <table:table-cell table:style-name="ce7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poor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10 to 17</text:p>
          </table:table-cell>
          <table:table-cell office:value-type="float" office:value="8.0698404824051297E-3" table:style-name="ce12">
            <text:p>0.008</text:p>
          </table:table-cell>
          <table:table-cell office:value-type="float" office:value="2.7173751923762657" table:style-name="ce12">
            <text:p>2.717</text:p>
          </table:table-cell>
          <table:table-cell office:value-type="float" office:value="1.2970108863380232" table:style-name="ce12">
            <text:p>1.297</text:p>
          </table:table-cell>
          <table:table-cell office:value-type="float" office:value="5.6931888651993301" table:style-name="ce13">
            <text:p>5.693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18 to 25</text:p>
          </table:table-cell>
          <table:table-cell office:value-type="float" office:value="1.755417545051188E-2" table:style-name="ce12">
            <text:p>0.018</text:p>
          </table:table-cell>
          <table:table-cell office:value-type="float" office:value="1.9795040062075577" table:style-name="ce12">
            <text:p>1.980</text:p>
          </table:table-cell>
          <table:table-cell office:value-type="float" office:value="1.1267109088268372" table:style-name="ce12">
            <text:p>1.127</text:p>
          </table:table-cell>
          <table:table-cell office:value-type="float" office:value="3.4777653077591619" table:style-name="ce13">
            <text:p>3.478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26 to 33</text:p>
          </table:table-cell>
          <table:table-cell office:value-type="float" office:value="2.3210346676733181E-3" table:style-name="ce12">
            <text:p>0.002</text:p>
          </table:table-cell>
          <table:table-cell office:value-type="float" office:value="2.2733772190237374" table:style-name="ce12">
            <text:p>2.273</text:p>
          </table:table-cell>
          <table:table-cell office:value-type="float" office:value="1.3401404940638248" table:style-name="ce12">
            <text:p>1.340</text:p>
          </table:table-cell>
          <table:table-cell office:value-type="float" office:value="3.8564941533137214" table:style-name="ce13">
            <text:p>3.856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34 to 41</text:p>
          </table:table-cell>
          <table:table-cell office:value-type="float" office:value="7.6329730417631966E-3" table:style-name="ce12">
            <text:p>0.008</text:p>
          </table:table-cell>
          <table:table-cell office:value-type="float" office:value="2.0232891316212678" table:style-name="ce12">
            <text:p>2.023</text:p>
          </table:table-cell>
          <table:table-cell office:value-type="float" office:value="1.2056255892766474" table:style-name="ce12">
            <text:p>1.206</text:p>
          </table:table-cell>
          <table:table-cell office:value-type="float" office:value="3.3954976955929461" table:style-name="ce13">
            <text:p>3.395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42 to 49</text:p>
          </table:table-cell>
          <table:table-cell office:value-type="float" office:value="7.268039794837278E-3" table:style-name="ce12">
            <text:p>0.007</text:p>
          </table:table-cell>
          <table:table-cell office:value-type="float" office:value="2.0561834528225877" table:style-name="ce12">
            <text:p>2.056</text:p>
          </table:table-cell>
          <table:table-cell office:value-type="float" office:value="1.2147242684817878" table:style-name="ce12">
            <text:p>1.215</text:p>
          </table:table-cell>
          <table:table-cell office:value-type="float" office:value="3.4805350492796272" table:style-name="ce13">
            <text:p>3.481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50 to 57</text:p>
          </table:table-cell>
          <table:table-cell office:value-type="float" office:value="0.21299918714961386" table:style-name="ce12">
            <text:p>0.213</text:p>
          </table:table-cell>
          <table:table-cell office:value-type="float" office:value="1.4122585859603971" table:style-name="ce12">
            <text:p>1.412</text:p>
          </table:table-cell>
          <table:table-cell office:value-type="float" office:value="0.82030881333084293" table:style-name="ce12">
            <text:p>0.820</text:p>
          </table:table-cell>
          <table:table-cell office:value-type="float" office:value="2.4313700903935778" table:style-name="ce13">
            <text:p>2.431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58 to 65</text:p>
          </table:table-cell>
          <table:table-cell office:value-type="float" office:value="0.66258405691560829" table:style-name="ce12">
            <text:p>0.663</text:p>
          </table:table-cell>
          <table:table-cell office:value-type="float" office:value="1.147214484767205" table:style-name="ce12">
            <text:p>1.147</text:p>
          </table:table-cell>
          <table:table-cell office:value-type="float" office:value="0.61906515198134404" table:style-name="ce12">
            <text:p>0.619</text:p>
          </table:table-cell>
          <table:table-cell office:value-type="float" office:value="2.1259492152763677" table:style-name="ce13">
            <text:p>2.126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65 and above</text:p>
          </table:table-cell>
          <table:table-cell table:number-columns-repeated="3" table:style-name="ce15"/>
          <table:table-cell table:style-name="ce16"/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7.4363231613413771E-5" table:style-name="ce12">
            <text:p>0.000</text:p>
          </table:table-cell>
          <table:table-cell office:value-type="float" office:value="0.65044356349434174" table:style-name="ce12">
            <text:p>0.650</text:p>
          </table:table-cell>
          <table:table-cell office:value-type="float" office:value="0.52577906075908376" table:style-name="ce12">
            <text:p>0.526</text:p>
          </table:table-cell>
          <table:table-cell office:value-type="float" office:value="0.80466656218756316" table:style-name="ce13">
            <text:p>0.805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Male</text:p>
          </table:table-cell>
          <table:table-cell table:number-columns-repeated="3" table:style-name="ce15"/>
          <table:table-cell table:style-name="ce16"/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Rural</text:p>
          </table:table-cell>
          <table:table-cell office:value-type="float" office:value="4.6405504972786251E-8" table:style-name="ce12">
            <text:p>0.000</text:p>
          </table:table-cell>
          <table:table-cell office:value-type="float" office:value="1.8396269269815917" table:style-name="ce12">
            <text:p>1.840</text:p>
          </table:table-cell>
          <table:table-cell office:value-type="float" office:value="1.4783580038905091" table:style-name="ce12">
            <text:p>1.478</text:p>
          </table:table-cell>
          <table:table-cell office:value-type="float" office:value="2.2891797667206859" table:style-name="ce13">
            <text:p>2.289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Urban</text:p>
          </table:table-cell>
          <table:table-cell table:number-columns-repeated="3" table:style-name="ce15"/>
          <table:table-cell table:style-name="ce16"/>
          <table:table-cell table:style-name="ce14"/>
          <table:table-cell table:number-columns-repeated="16378"/>
        </table:table-row>
        <table:table-row table:style-name="ro1">
          <table:table-cell office:value-type="string" table:style-name="ce3">
            <text:p>1- 5 ho</text:p>
          </table:table-cell>
          <table:table-cell office:value-type="float" office:value="6.3572902979775235E-3" table:style-name="ce12">
            <text:p>0.006</text:p>
          </table:table-cell>
          <table:table-cell office:value-type="float" office:value="0.73274738689521512" table:style-name="ce12">
            <text:p>0.733</text:p>
          </table:table-cell>
          <table:table-cell office:value-type="float" office:value="0.58607893026740543" table:style-name="ce12">
            <text:p>0.586</text:p>
          </table:table-cell>
          <table:table-cell office:value-type="float" office:value="0.91612017643560484" table:style-name="ce13">
            <text:p>0.916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4">
            <text:p>11-15 ho</text:p>
          </table:table-cell>
          <table:table-cell office:value-type="float" office:value="0.60331850291814104" table:style-name="ce12">
            <text:p>0.603</text:p>
          </table:table-cell>
          <table:table-cell office:value-type="float" office:value="0.91289232810431298" table:style-name="ce12">
            <text:p>0.913</text:p>
          </table:table-cell>
          <table:table-cell office:value-type="float" office:value="0.64733558044385386" table:style-name="ce12">
            <text:p>0.647</text:p>
          </table:table-cell>
          <table:table-cell office:value-type="float" office:value="1.2873885321432514" table:style-name="ce13">
            <text:p>1.287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16 bove ho</text:p>
          </table:table-cell>
          <table:table-cell office:value-type="float" office:value="7.3154148425188581E-2" table:style-name="ce12">
            <text:p>0.073</text:p>
          </table:table-cell>
          <table:table-cell office:value-type="float" office:value="0.7262575643262541" table:style-name="ce12">
            <text:p>0.726</text:p>
          </table:table-cell>
          <table:table-cell office:value-type="float" office:value="0.51185879366708131" table:style-name="ce12">
            <text:p>0.512</text:p>
          </table:table-cell>
          <table:table-cell office:value-type="float" office:value="1.0304600727132618" table:style-name="ce13">
            <text:p>1.030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3">
            <text:p>6 10 ho</text:p>
          </table:table-cell>
          <table:table-cell table:number-columns-repeated="3" table:style-name="ce15"/>
          <table:table-cell table:style-name="ce16"/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10,000 to 20,000</text:p>
          </table:table-cell>
          <table:table-cell office:value-type="float" office:value="0.17727461174938686" table:style-name="ce12">
            <text:p>0.177</text:p>
          </table:table-cell>
          <table:table-cell office:value-type="float" office:value="1.2705229807382503" table:style-name="ce12">
            <text:p>1.271</text:p>
          </table:table-cell>
          <table:table-cell office:value-type="float" office:value="0.89727983921016252" table:style-name="ce12">
            <text:p>0.897</text:p>
          </table:table-cell>
          <table:table-cell office:value-type="float" office:value="1.7990247568751185" table:style-name="ce13">
            <text:p>1.799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20,000 to 30,000</text:p>
          </table:table-cell>
          <table:table-cell office:value-type="float" office:value="1.4161158571501646E-2" table:style-name="ce12">
            <text:p>0.014</text:p>
          </table:table-cell>
          <table:table-cell office:value-type="float" office:value="1.5556156476178051" table:style-name="ce12">
            <text:p>1.556</text:p>
          </table:table-cell>
          <table:table-cell office:value-type="float" office:value="1.0928998344727126" table:style-name="ce12">
            <text:p>1.093</text:p>
          </table:table-cell>
          <table:table-cell office:value-type="float" office:value="2.21423772497953" table:style-name="ce13">
            <text:p>2.214</text:p>
          </table:table-cell>
          <table:table-cell table:style-name="ce14"/>
          <table:table-cell table:number-columns-repeated="16378"/>
        </table:table-row>
        <table:table-row table:style-name="ro3">
          <table:table-cell office:value-type="string" table:style-name="ce2">
            <text:p>30,000 and above</text:p>
          </table:table-cell>
          <table:table-cell office:value-type="float" office:value="0.1369738124234072" table:style-name="ce12">
            <text:p>0.137</text:p>
          </table:table-cell>
          <table:table-cell office:value-type="float" office:value="1.3199295478548811" table:style-name="ce12">
            <text:p>1.320</text:p>
          </table:table-cell>
          <table:table-cell office:value-type="float" office:value="0.91553195037344071" table:style-name="ce12">
            <text:p>0.916</text:p>
          </table:table-cell>
          <table:table-cell office:value-type="float" office:value="1.9029527157296375" table:style-name="ce13">
            <text:p>1.903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5,000 to 10,000</text:p>
          </table:table-cell>
          <table:table-cell office:value-type="float" office:value="0.22872456762727766" table:style-name="ce12">
            <text:p>0.229</text:p>
          </table:table-cell>
          <table:table-cell office:value-type="float" office:value="1.2347326327845898" table:style-name="ce12">
            <text:p>1.235</text:p>
          </table:table-cell>
          <table:table-cell office:value-type="float" office:value="0.87591147310761597" table:style-name="ce12">
            <text:p>0.876</text:p>
          </table:table-cell>
          <table:table-cell office:value-type="float" office:value="1.7405465292676374" table:style-name="ce13">
            <text:p>1.741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Less than 5,000</text:p>
          </table:table-cell>
          <table:table-cell table:number-columns-repeated="3" table:style-name="ce15"/>
          <table:table-cell table:style-name="ce16"/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Bachelor’s degree</text:p>
          </table:table-cell>
          <table:table-cell office:value-type="float" office:value="0.45531004409800557" table:style-name="ce12">
            <text:p>0.455</text:p>
          </table:table-cell>
          <table:table-cell office:value-type="float" office:value="1.1689639856682597" table:style-name="ce12">
            <text:p>1.169</text:p>
          </table:table-cell>
          <table:table-cell office:value-type="float" office:value="0.77590503046919268" table:style-name="ce12">
            <text:p>0.776</text:p>
          </table:table-cell>
          <table:table-cell office:value-type="float" office:value="1.7611392453057166" table:style-name="ce13">
            <text:p>1.761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Doctorate degree</text:p>
          </table:table-cell>
          <table:table-cell office:value-type="float" office:value="0.55889712238806111" table:style-name="ce12">
            <text:p>0.559</text:p>
          </table:table-cell>
          <table:table-cell office:value-type="float" office:value="1.5210276578747666" table:style-name="ce12">
            <text:p>1.521</text:p>
          </table:table-cell>
          <table:table-cell office:value-type="float" office:value="0.37270800278410354" table:style-name="ce12">
            <text:p>0.373</text:p>
          </table:table-cell>
          <table:table-cell office:value-type="float" office:value="6.207339576124264" table:style-name="ce13">
            <text:p>6.207</text:p>
          </table:table-cell>
          <table:table-cell table:style-name="ce14"/>
          <table:table-cell table:number-columns-repeated="16378"/>
        </table:table-row>
        <table:table-row table:style-name="ro4">
          <table:table-cell office:value-type="string" table:style-name="ce2">
            <text:p>Master’s/Professional degree</text:p>
          </table:table-cell>
          <table:table-cell office:value-type="float" office:value="0.14900775343619135" table:style-name="ce12">
            <text:p>0.149</text:p>
          </table:table-cell>
          <table:table-cell office:value-type="float" office:value="0.63855747328642942" table:style-name="ce12">
            <text:p>0.639</text:p>
          </table:table-cell>
          <table:table-cell office:value-type="float" office:value="0.34723213653312734" table:style-name="ce12">
            <text:p>0.347</text:p>
          </table:table-cell>
          <table:table-cell office:value-type="float" office:value="1.1743027323481836" table:style-name="ce13">
            <text:p>1.174</text:p>
          </table:table-cell>
          <table:table-cell table:style-name="ce14"/>
          <table:table-cell table:number-columns-repeated="16378"/>
        </table:table-row>
        <table:table-row table:style-name="ro4">
          <table:table-cell office:value-type="string" table:style-name="ce2">
            <text:p>No schooling completed</text:p>
          </table:table-cell>
          <table:table-cell office:value-type="float" office:value="9.6158019370340443E-3" table:style-name="ce12">
            <text:p>0.010</text:p>
          </table:table-cell>
          <table:table-cell office:value-type="float" office:value="1.669334326060057" table:style-name="ce12">
            <text:p>1.669</text:p>
          </table:table-cell>
          <table:table-cell office:value-type="float" office:value="1.1326423939614712" table:style-name="ce12">
            <text:p>1.133</text:p>
          </table:table-cell>
          <table:table-cell office:value-type="float" office:value="2.4603326760671989" table:style-name="ce13">
            <text:p>2.460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Others</text:p>
          </table:table-cell>
          <table:table-cell office:value-type="float" office:value="0.83452133590302979" table:style-name="ce12">
            <text:p>0.835</text:p>
          </table:table-cell>
          <table:table-cell office:value-type="float" office:value="1.0760642227276067" table:style-name="ce12">
            <text:p>1.076</text:p>
          </table:table-cell>
          <table:table-cell office:value-type="float" office:value="0.54091819689208942" table:style-name="ce12">
            <text:p>0.541</text:p>
          </table:table-cell>
          <table:table-cell office:value-type="float" office:value="2.1406456985313187" table:style-name="ce13">
            <text:p>2.141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Primary education</text:p>
          </table:table-cell>
          <table:table-cell office:value-type="float" office:value="5.4488037377358996E-3" table:style-name="ce12">
            <text:p>0.005</text:p>
          </table:table-cell>
          <table:table-cell office:value-type="float" office:value="1.7677282570097475" table:style-name="ce12">
            <text:p>1.768</text:p>
          </table:table-cell>
          <table:table-cell office:value-type="float" office:value="1.1828604504393907" table:style-name="ce12">
            <text:p>1.183</text:p>
          </table:table-cell>
          <table:table-cell office:value-type="float" office:value="2.6417851653336992" table:style-name="ce13">
            <text:p>2.642</text:p>
          </table:table-cell>
          <table:table-cell table:style-name="ce14"/>
          <table:table-cell table:number-columns-repeated="16378"/>
        </table:table-row>
        <table:table-row table:style-name="ro3">
          <table:table-cell office:value-type="string" table:style-name="ce2">
            <text:p>Secondary education</text:p>
          </table:table-cell>
          <table:table-cell office:value-type="float" office:value="0.18470577039580671" table:style-name="ce12">
            <text:p>0.185</text:p>
          </table:table-cell>
          <table:table-cell office:value-type="float" office:value="1.2464090907246326" table:style-name="ce12">
            <text:p>1.246</text:p>
          </table:table-cell>
          <table:table-cell office:value-type="float" office:value="0.90013475906057805" table:style-name="ce12">
            <text:p>0.900</text:p>
          </table:table-cell>
          <table:table-cell office:value-type="float" office:value="1.7258922686891307" table:style-name="ce13">
            <text:p>1.726</text:p>
          </table:table-cell>
          <table:table-cell table:style-name="ce14"/>
          <table:table-cell table:number-columns-repeated="16378"/>
        </table:table-row>
        <table:table-row table:style-name="ro3">
          <table:table-cell office:value-type="string" table:style-name="ce2">
            <text:p>Technical/Vocational training</text:p>
          </table:table-cell>
          <table:table-cell table:number-columns-repeated="3" table:style-name="ce15"/>
          <table:table-cell table:style-name="ce16"/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Divorced</text:p>
          </table:table-cell>
          <table:table-cell office:value-type="float" office:value="0.38392289433102034" table:style-name="ce12">
            <text:p>0.384</text:p>
          </table:table-cell>
          <table:table-cell office:value-type="float" office:value="1.4027532949960904" table:style-name="ce12">
            <text:p>1.403</text:p>
          </table:table-cell>
          <table:table-cell office:value-type="float" office:value="0.65481691585321" table:style-name="ce12">
            <text:p>0.655</text:p>
          </table:table-cell>
          <table:table-cell office:value-type="float" office:value="3.0049877438772374" table:style-name="ce13">
            <text:p>3.005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Married</text:p>
          </table:table-cell>
          <table:table-cell office:value-type="float" office:value="5.6212839586509709E-2" table:style-name="ce12">
            <text:p>0.056</text:p>
          </table:table-cell>
          <table:table-cell office:value-type="float" office:value="1.6286764882529077" table:style-name="ce12">
            <text:p>1.629</text:p>
          </table:table-cell>
          <table:table-cell office:value-type="float" office:value="0.98716151430513521" table:style-name="ce12">
            <text:p>0.987</text:p>
          </table:table-cell>
          <table:table-cell office:value-type="float" office:value="2.6870852083967076" table:style-name="ce13">
            <text:p>2.687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Single</text:p>
          </table:table-cell>
          <table:table-cell office:value-type="float" office:value="3.14652927223514E-2" table:style-name="ce12">
            <text:p>0.031</text:p>
          </table:table-cell>
          <table:table-cell office:value-type="float" office:value="1.8913509288034207" table:style-name="ce12">
            <text:p>1.891</text:p>
          </table:table-cell>
          <table:table-cell office:value-type="float" office:value="1.058271422280912" table:style-name="ce12">
            <text:p>1.058</text:p>
          </table:table-cell>
          <table:table-cell office:value-type="float" office:value="3.3802371117378742" table:style-name="ce13">
            <text:p>3.380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Widowed</text:p>
          </table:table-cell>
          <table:table-cell table:number-columns-repeated="3" table:style-name="ce15"/>
          <table:table-cell table:style-name="ce16"/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Artisan</text:p>
          </table:table-cell>
          <table:table-cell office:value-type="float" office:value="0.78648028073348419" table:style-name="ce12">
            <text:p>0.786</text:p>
          </table:table-cell>
          <table:table-cell office:value-type="float" office:value="1.0612505451038976" table:style-name="ce12">
            <text:p>1.061</text:p>
          </table:table-cell>
          <table:table-cell office:value-type="float" office:value="0.69026194852117784" table:style-name="ce12">
            <text:p>0.690</text:p>
          </table:table-cell>
          <table:table-cell office:value-type="float" office:value="1.6316308930199781" table:style-name="ce13">
            <text:p>1.632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Civil servant</text:p>
          </table:table-cell>
          <table:table-cell office:value-type="float" office:value="4.1386250206533734E-2" table:style-name="ce12">
            <text:p>0.041</text:p>
          </table:table-cell>
          <table:table-cell office:value-type="float" office:value="1.4289275663853023" table:style-name="ce12">
            <text:p>1.429</text:p>
          </table:table-cell>
          <table:table-cell office:value-type="float" office:value="1.0140403627551879" table:style-name="ce12">
            <text:p>1.014</text:p>
          </table:table-cell>
          <table:table-cell office:value-type="float" office:value="2.0135628373096299" table:style-name="ce13">
            <text:p>2.014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Farmer</text:p>
          </table:table-cell>
          <table:table-cell office:value-type="float" office:value="0.86720743032136161" table:style-name="ce12">
            <text:p>0.867</text:p>
          </table:table-cell>
          <table:table-cell office:value-type="float" office:value="1.0247560649647791" table:style-name="ce12">
            <text:p>1.025</text:p>
          </table:table-cell>
          <table:table-cell office:value-type="float" office:value="0.76935911587000383" table:style-name="ce12">
            <text:p>0.769</text:p>
          </table:table-cell>
          <table:table-cell office:value-type="float" office:value="1.3649347502623663" table:style-name="ce13">
            <text:p>1.365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2">
            <text:p>House Wife</text:p>
          </table:table-cell>
          <table:table-cell office:value-type="float" office:value="1.0867319903439427E-7" table:style-name="ce12">
            <text:p>0.000</text:p>
          </table:table-cell>
          <table:table-cell office:value-type="float" office:value="2.6857572584950118" table:style-name="ce12">
            <text:p>2.686</text:p>
          </table:table-cell>
          <table:table-cell office:value-type="float" office:value="1.8652718510198594" table:style-name="ce12">
            <text:p>1.865</text:p>
          </table:table-cell>
          <table:table-cell office:value-type="float" office:value="3.8671532235983128" table:style-name="ce13">
            <text:p>3.867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Nomad</text:p>
          </table:table-cell>
          <table:table-cell office:value-type="float" office:value="0.18936392352424813" table:style-name="ce12">
            <text:p>0.189</text:p>
          </table:table-cell>
          <table:table-cell office:value-type="float" office:value="1.8481596776970348" table:style-name="ce12">
            <text:p>1.848</text:p>
          </table:table-cell>
          <table:table-cell office:value-type="float" office:value="0.73859207413877348" table:style-name="ce12">
            <text:p>0.739</text:p>
          </table:table-cell>
          <table:table-cell office:value-type="float" office:value="4.6246017441333063" table:style-name="ce13">
            <text:p>4.625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Student</text:p>
          </table:table-cell>
          <table:table-cell office:value-type="float" office:value="6.488204064006958E-4" table:style-name="ce12">
            <text:p>0.001</text:p>
          </table:table-cell>
          <table:table-cell office:value-type="float" office:value="1.9832862415680241" table:style-name="ce12">
            <text:p>1.983</text:p>
          </table:table-cell>
          <table:table-cell office:value-type="float" office:value="1.3380562248117729" table:style-name="ce12">
            <text:p>1.338</text:p>
          </table:table-cell>
          <table:table-cell office:value-type="float" office:value="2.9396554816269709" table:style-name="ce13">
            <text:p>2.940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2">
            <text:p>Traders</text:p>
          </table:table-cell>
          <table:table-cell table:number-columns-repeated="3" table:style-name="ce17"/>
          <table:table-cell table:style-name="ce18"/>
          <table:table-cell table:style-name="ce14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cultural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10 to 17</text:p>
          </table:table-cell>
          <table:table-cell office:value-type="float" office:value="3.95243759904393E-2" table:style-name="ce19">
            <text:p>0.040</text:p>
          </table:table-cell>
          <table:table-cell office:value-type="float" office:value="0.46434352605703505" table:style-name="ce19">
            <text:p>0.464</text:p>
          </table:table-cell>
          <table:table-cell office:value-type="float" office:value="0.22369437437549672" table:style-name="ce19">
            <text:p>0.224</text:p>
          </table:table-cell>
          <table:table-cell office:value-type="float" office:value="0.96388168362761772" table:style-name="ce20">
            <text:p>0.964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18 to 25</text:p>
          </table:table-cell>
          <table:table-cell office:value-type="float" office:value="6.7680528454251543E-2" table:style-name="ce19">
            <text:p>0.068</text:p>
          </table:table-cell>
          <table:table-cell office:value-type="float" office:value="0.55913941078308793" table:style-name="ce19">
            <text:p>0.559</text:p>
          </table:table-cell>
          <table:table-cell office:value-type="float" office:value="0.29969838048516889" table:style-name="ce19">
            <text:p>0.300</text:p>
          </table:table-cell>
          <table:table-cell office:value-type="float" office:value="1.0431717388153525" table:style-name="ce20">
            <text:p>1.043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26 to 33</text:p>
          </table:table-cell>
          <table:table-cell office:value-type="float" office:value="5.9734278898510504E-3" table:style-name="ce19">
            <text:p>0.006</text:p>
          </table:table-cell>
          <table:table-cell office:value-type="float" office:value="0.43501083995246542" table:style-name="ce19">
            <text:p>0.435</text:p>
          </table:table-cell>
          <table:table-cell office:value-type="float" office:value="0.2403158436926344" table:style-name="ce19">
            <text:p>0.240</text:p>
          </table:table-cell>
          <table:table-cell office:value-type="float" office:value="0.78744051148862915" table:style-name="ce20">
            <text:p>0.787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34 to 41</text:p>
          </table:table-cell>
          <table:table-cell office:value-type="float" office:value="0.11613891974964835" table:style-name="ce19">
            <text:p>0.116</text:p>
          </table:table-cell>
          <table:table-cell office:value-type="float" office:value="0.62437233196943331" table:style-name="ce19">
            <text:p>0.624</text:p>
          </table:table-cell>
          <table:table-cell office:value-type="float" office:value="0.34695389184248893" table:style-name="ce19">
            <text:p>0.347</text:p>
          </table:table-cell>
          <table:table-cell office:value-type="float" office:value="1.1236098458464021" table:style-name="ce20">
            <text:p>1.124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42 to 49</text:p>
          </table:table-cell>
          <table:table-cell office:value-type="float" office:value="0.13675516334227603" table:style-name="ce19">
            <text:p>0.137</text:p>
          </table:table-cell>
          <table:table-cell office:value-type="float" office:value="0.63681250527885513" table:style-name="ce19">
            <text:p>0.637</text:p>
          </table:table-cell>
          <table:table-cell office:value-type="float" office:value="0.35144448488855884" table:style-name="ce19">
            <text:p>0.351</text:p>
          </table:table-cell>
          <table:table-cell office:value-type="float" office:value="1.1538953784069861" table:style-name="ce20">
            <text:p>1.154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50 to 57</text:p>
          </table:table-cell>
          <table:table-cell office:value-type="float" office:value="0.25954410736426803" table:style-name="ce19">
            <text:p>0.260</text:p>
          </table:table-cell>
          <table:table-cell office:value-type="float" office:value="0.70023932212534934" table:style-name="ce19">
            <text:p>0.700</text:p>
          </table:table-cell>
          <table:table-cell office:value-type="float" office:value="0.37690069419721306" table:style-name="ce19">
            <text:p>0.377</text:p>
          </table:table-cell>
          <table:table-cell office:value-type="float" office:value="1.3009663176528969" table:style-name="ce20">
            <text:p>1.301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58 to 65</text:p>
          </table:table-cell>
          <table:table-cell office:value-type="float" office:value="0.31320378096331658" table:style-name="ce19">
            <text:p>0.313</text:p>
          </table:table-cell>
          <table:table-cell office:value-type="float" office:value="0.69829731185508681" table:style-name="ce19">
            <text:p>0.698</text:p>
          </table:table-cell>
          <table:table-cell office:value-type="float" office:value="0.34749467969440806" table:style-name="ce19">
            <text:p>0.347</text:p>
          </table:table-cell>
          <table:table-cell office:value-type="float" office:value="1.403242018475966" table:style-name="ce20">
            <text:p>1.403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65 and above</text:p>
          </table:table-cell>
          <table:table-cell table:number-columns-repeated="3" table:style-name="ce22"/>
          <table:table-cell table:style-name="ce23"/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1.4304904483441586E-6" table:style-name="ce19">
            <text:p>0.000</text:p>
          </table:table-cell>
          <table:table-cell office:value-type="float" office:value="1.6995231976994918" table:style-name="ce19">
            <text:p>1.700</text:p>
          </table:table-cell>
          <table:table-cell office:value-type="float" office:value="1.3698802593580941" table:style-name="ce19">
            <text:p>1.370</text:p>
          </table:table-cell>
          <table:table-cell office:value-type="float" office:value="2.1084901981667787" table:style-name="ce20">
            <text:p>2.108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Male</text:p>
          </table:table-cell>
          <table:table-cell table:number-columns-repeated="3" table:style-name="ce22"/>
          <table:table-cell table:style-name="ce23"/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Rural</text:p>
          </table:table-cell>
          <table:table-cell office:value-type="float" office:value="1.1019120193592227E-29" table:style-name="ce19">
            <text:p>0.000</text:p>
          </table:table-cell>
          <table:table-cell office:value-type="float" office:value="0.31252199010813797" table:style-name="ce19">
            <text:p>0.313</text:p>
          </table:table-cell>
          <table:table-cell office:value-type="float" office:value="0.25549783697957246" table:style-name="ce19">
            <text:p>0.255</text:p>
          </table:table-cell>
          <table:table-cell office:value-type="float" office:value="0.382273272665553" table:style-name="ce20">
            <text:p>0.382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Urban</text:p>
          </table:table-cell>
          <table:table-cell table:number-columns-repeated="3" table:style-name="ce22"/>
          <table:table-cell table:style-name="ce23"/>
          <table:table-cell table:style-name="ce21"/>
          <table:table-cell table:number-columns-repeated="16378"/>
        </table:table-row>
        <table:table-row table:style-name="ro1">
          <table:table-cell office:value-type="string" table:style-name="ce3">
            <text:p>1- 5 ho</text:p>
          </table:table-cell>
          <table:table-cell office:value-type="float" office:value="0.6822161446637266" table:style-name="ce19">
            <text:p>0.682</text:p>
          </table:table-cell>
          <table:table-cell office:value-type="float" office:value="0.95649151340852467" table:style-name="ce19">
            <text:p>0.956</text:p>
          </table:table-cell>
          <table:table-cell office:value-type="float" office:value="0.77304191029685421" table:style-name="ce19">
            <text:p>0.773</text:p>
          </table:table-cell>
          <table:table-cell office:value-type="float" office:value="1.1834753110231893" table:style-name="ce20">
            <text:p>1.183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4">
            <text:p>11-15 ho</text:p>
          </table:table-cell>
          <table:table-cell office:value-type="float" office:value="4.5080092701616663E-2" table:style-name="ce19">
            <text:p>0.045</text:p>
          </table:table-cell>
          <table:table-cell office:value-type="float" office:value="1.4241504904360616" table:style-name="ce19">
            <text:p>1.424</text:p>
          </table:table-cell>
          <table:table-cell office:value-type="float" office:value="1.0077834637799308" table:style-name="ce19">
            <text:p>1.008</text:p>
          </table:table-cell>
          <table:table-cell office:value-type="float" office:value="2.0125400865400316" table:style-name="ce20">
            <text:p>2.013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16 bove ho</text:p>
          </table:table-cell>
          <table:table-cell office:value-type="float" office:value="7.1226437689178438E-4" table:style-name="ce19">
            <text:p>0.001</text:p>
          </table:table-cell>
          <table:table-cell office:value-type="float" office:value="0.55650580328476207" table:style-name="ce19">
            <text:p>0.557</text:p>
          </table:table-cell>
          <table:table-cell office:value-type="float" office:value="0.39635549287929384" table:style-name="ce19">
            <text:p>0.396</text:p>
          </table:table-cell>
          <table:table-cell office:value-type="float" office:value="0.78136600767113362" table:style-name="ce20">
            <text:p>0.781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3">
            <text:p>6 10 ho</text:p>
          </table:table-cell>
          <table:table-cell table:number-columns-repeated="3" table:style-name="ce22"/>
          <table:table-cell table:style-name="ce23"/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10,000 to 20,000</text:p>
          </table:table-cell>
          <table:table-cell office:value-type="float" office:value="1.7161868516113354E-2" table:style-name="ce19">
            <text:p>0.017</text:p>
          </table:table-cell>
          <table:table-cell office:value-type="float" office:value="1.4874831204030234" table:style-name="ce19">
            <text:p>1.487</text:p>
          </table:table-cell>
          <table:table-cell office:value-type="float" office:value="1.0730681104355737" table:style-name="ce19">
            <text:p>1.073</text:p>
          </table:table-cell>
          <table:table-cell office:value-type="float" office:value="2.0619437032620294" table:style-name="ce20">
            <text:p>2.062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20,000 to 30,000</text:p>
          </table:table-cell>
          <table:table-cell office:value-type="float" office:value="0.26006261976774758" table:style-name="ce19">
            <text:p>0.260</text:p>
          </table:table-cell>
          <table:table-cell office:value-type="float" office:value="1.2091772487915871" table:style-name="ce19">
            <text:p>1.209</text:p>
          </table:table-cell>
          <table:table-cell office:value-type="float" office:value="0.86883115017126988" table:style-name="ce19">
            <text:p>0.869</text:p>
          </table:table-cell>
          <table:table-cell office:value-type="float" office:value="1.6828466828186013" table:style-name="ce20">
            <text:p>1.683</text:p>
          </table:table-cell>
          <table:table-cell table:style-name="ce21"/>
          <table:table-cell table:number-columns-repeated="16378"/>
        </table:table-row>
        <table:table-row table:style-name="ro3">
          <table:table-cell office:value-type="string" table:style-name="ce2">
            <text:p>30,000 and above</text:p>
          </table:table-cell>
          <table:table-cell office:value-type="float" office:value="0.95659784579611995" table:style-name="ce19">
            <text:p>0.957</text:p>
          </table:table-cell>
          <table:table-cell office:value-type="float" office:value="1.0099311825823327" table:style-name="ce19">
            <text:p>1.010</text:p>
          </table:table-cell>
          <table:table-cell office:value-type="float" office:value="0.70750693851137936" table:style-name="ce19">
            <text:p>0.708</text:p>
          </table:table-cell>
          <table:table-cell office:value-type="float" office:value="1.4416268421313072" table:style-name="ce20">
            <text:p>1.442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5,000 to 10,000</text:p>
          </table:table-cell>
          <table:table-cell office:value-type="float" office:value="0.61673623316779125" table:style-name="ce19">
            <text:p>0.617</text:p>
          </table:table-cell>
          <table:table-cell office:value-type="float" office:value="1.0829500827218492" table:style-name="ce19">
            <text:p>1.083</text:p>
          </table:table-cell>
          <table:table-cell office:value-type="float" office:value="0.79264059293631384" table:style-name="ce19">
            <text:p>0.793</text:p>
          </table:table-cell>
          <table:table-cell office:value-type="float" office:value="1.4795872077693217" table:style-name="ce20">
            <text:p>1.48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Less than 5,000</text:p>
          </table:table-cell>
          <table:table-cell table:number-columns-repeated="3" table:style-name="ce22"/>
          <table:table-cell table:style-name="ce23"/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Bachelor’s degree</text:p>
          </table:table-cell>
          <table:table-cell office:value-type="float" office:value="7.1684434109006767E-2" table:style-name="ce19">
            <text:p>0.072</text:p>
          </table:table-cell>
          <table:table-cell office:value-type="float" office:value="1.4464962006558666" table:style-name="ce19">
            <text:p>1.446</text:p>
          </table:table-cell>
          <table:table-cell office:value-type="float" office:value="0.96796810025524704" table:style-name="ce19">
            <text:p>0.968</text:p>
          </table:table-cell>
          <table:table-cell office:value-type="float" office:value="2.1615911288400071" table:style-name="ce20">
            <text:p>2.162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Doctorate degree</text:p>
          </table:table-cell>
          <table:table-cell office:value-type="float" office:value="0.34193934467026232" table:style-name="ce19">
            <text:p>0.342</text:p>
          </table:table-cell>
          <table:table-cell office:value-type="float" office:value="0.52560007064968783" table:style-name="ce19">
            <text:p>0.526</text:p>
          </table:table-cell>
          <table:table-cell office:value-type="float" office:value="0.13948914664774892" table:style-name="ce19">
            <text:p>0.139</text:p>
          </table:table-cell>
          <table:table-cell office:value-type="float" office:value="1.98047977857792" table:style-name="ce20">
            <text:p>1.980</text:p>
          </table:table-cell>
          <table:table-cell table:style-name="ce21"/>
          <table:table-cell table:number-columns-repeated="16378"/>
        </table:table-row>
        <table:table-row table:style-name="ro4">
          <table:table-cell office:value-type="string" table:style-name="ce2">
            <text:p>Master’s/Professional degree</text:p>
          </table:table-cell>
          <table:table-cell office:value-type="float" office:value="0.63106775124606118" table:style-name="ce19">
            <text:p>0.631</text:p>
          </table:table-cell>
          <table:table-cell office:value-type="float" office:value="1.1704342270302421" table:style-name="ce19">
            <text:p>1.170</text:p>
          </table:table-cell>
          <table:table-cell office:value-type="float" office:value="0.61574229101133493" table:style-name="ce19">
            <text:p>0.616</text:p>
          </table:table-cell>
          <table:table-cell office:value-type="float" office:value="2.2248208378765755" table:style-name="ce20">
            <text:p>2.225</text:p>
          </table:table-cell>
          <table:table-cell table:style-name="ce21"/>
          <table:table-cell table:number-columns-repeated="16378"/>
        </table:table-row>
        <table:table-row table:style-name="ro4">
          <table:table-cell office:value-type="string" table:style-name="ce2">
            <text:p>No schooling completed</text:p>
          </table:table-cell>
          <table:table-cell office:value-type="float" office:value="1.4011376413849156E-6" table:style-name="ce19">
            <text:p>0.000</text:p>
          </table:table-cell>
          <table:table-cell office:value-type="float" office:value="2.5339702303876583" table:style-name="ce19">
            <text:p>2.534</text:p>
          </table:table-cell>
          <table:table-cell office:value-type="float" office:value="1.7368723060429103" table:style-name="ce19">
            <text:p>1.737</text:p>
          </table:table-cell>
          <table:table-cell office:value-type="float" office:value="3.6968780641794909" table:style-name="ce20">
            <text:p>3.697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Others</text:p>
          </table:table-cell>
          <table:table-cell office:value-type="float" office:value="2.0088149758456415E-2" table:style-name="ce19">
            <text:p>0.020</text:p>
          </table:table-cell>
          <table:table-cell office:value-type="float" office:value="2.5330382535599347" table:style-name="ce19">
            <text:p>2.533</text:p>
          </table:table-cell>
          <table:table-cell office:value-type="float" office:value="1.1569893622113743" table:style-name="ce19">
            <text:p>1.157</text:p>
          </table:table-cell>
          <table:table-cell office:value-type="float" office:value="5.5456713808797771" table:style-name="ce20">
            <text:p>5.546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Primary education</text:p>
          </table:table-cell>
          <table:table-cell office:value-type="float" office:value="0.26163777433223334" table:style-name="ce19">
            <text:p>0.262</text:p>
          </table:table-cell>
          <table:table-cell office:value-type="float" office:value="1.2388996587451158" table:style-name="ce19">
            <text:p>1.239</text:p>
          </table:table-cell>
          <table:table-cell office:value-type="float" office:value="0.85230027804792774" table:style-name="ce19">
            <text:p>0.852</text:p>
          </table:table-cell>
          <table:table-cell office:value-type="float" office:value="1.8008586926126209" table:style-name="ce20">
            <text:p>1.801</text:p>
          </table:table-cell>
          <table:table-cell table:style-name="ce21"/>
          <table:table-cell table:number-columns-repeated="16378"/>
        </table:table-row>
        <table:table-row table:style-name="ro3">
          <table:table-cell office:value-type="string" table:style-name="ce2">
            <text:p>Secondary education</text:p>
          </table:table-cell>
          <table:table-cell office:value-type="float" office:value="5.203749492789586E-4" table:style-name="ce19">
            <text:p>0.001</text:p>
          </table:table-cell>
          <table:table-cell office:value-type="float" office:value="1.7502572347864118" table:style-name="ce19">
            <text:p>1.750</text:p>
          </table:table-cell>
          <table:table-cell office:value-type="float" office:value="1.2758278473121525" table:style-name="ce19">
            <text:p>1.276</text:p>
          </table:table-cell>
          <table:table-cell office:value-type="float" office:value="2.4011079507129338" table:style-name="ce20">
            <text:p>2.401</text:p>
          </table:table-cell>
          <table:table-cell table:style-name="ce21"/>
          <table:table-cell table:number-columns-repeated="16378"/>
        </table:table-row>
        <table:table-row table:style-name="ro3">
          <table:table-cell office:value-type="string" table:style-name="ce2">
            <text:p>Technical/Vocational training</text:p>
          </table:table-cell>
          <table:table-cell table:number-columns-repeated="3" table:style-name="ce22"/>
          <table:table-cell table:style-name="ce23"/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Divorced</text:p>
          </table:table-cell>
          <table:table-cell office:value-type="float" office:value="0.41829944821822307" table:style-name="ce19">
            <text:p>0.418</text:p>
          </table:table-cell>
          <table:table-cell office:value-type="float" office:value="0.69782680446987178" table:style-name="ce19">
            <text:p>0.698</text:p>
          </table:table-cell>
          <table:table-cell office:value-type="float" office:value="0.29199172810344182" table:style-name="ce19">
            <text:p>0.292</text:p>
          </table:table-cell>
          <table:table-cell office:value-type="float" office:value="1.6677261790927176" table:style-name="ce20">
            <text:p>1.668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Married</text:p>
          </table:table-cell>
          <table:table-cell office:value-type="float" office:value="1.6287181277281539E-2" table:style-name="ce19">
            <text:p>0.016</text:p>
          </table:table-cell>
          <table:table-cell office:value-type="float" office:value="0.46864005305300521" table:style-name="ce19">
            <text:p>0.469</text:p>
          </table:table-cell>
          <table:table-cell office:value-type="float" office:value="0.2525225515323441" table:style-name="ce19">
            <text:p>0.253</text:p>
          </table:table-cell>
          <table:table-cell office:value-type="float" office:value="0.86971835977743672" table:style-name="ce20">
            <text:p>0.870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Single</text:p>
          </table:table-cell>
          <table:table-cell office:value-type="float" office:value="2.9075175348474598E-2" table:style-name="ce19">
            <text:p>0.029</text:p>
          </table:table-cell>
          <table:table-cell office:value-type="float" office:value="0.46705399798012559" table:style-name="ce19">
            <text:p>0.467</text:p>
          </table:table-cell>
          <table:table-cell office:value-type="float" office:value="0.23574479949264698" table:style-name="ce19">
            <text:p>0.236</text:p>
          </table:table-cell>
          <table:table-cell office:value-type="float" office:value="0.92532025096071346" table:style-name="ce20">
            <text:p>0.925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Widowed</text:p>
          </table:table-cell>
          <table:table-cell table:number-columns-repeated="3" table:style-name="ce22"/>
          <table:table-cell table:style-name="ce23"/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Artisan</text:p>
          </table:table-cell>
          <table:table-cell office:value-type="float" office:value="6.1991147235328801E-7" table:style-name="ce19">
            <text:p>0.000</text:p>
          </table:table-cell>
          <table:table-cell office:value-type="float" office:value="5.5477255381615045" table:style-name="ce19">
            <text:p>5.548</text:p>
          </table:table-cell>
          <table:table-cell office:value-type="float" office:value="2.8284219092474818" table:style-name="ce19">
            <text:p>2.828</text:p>
          </table:table-cell>
          <table:table-cell office:value-type="float" office:value="10.881424212612547" table:style-name="ce20">
            <text:p>10.881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Civil servant</text:p>
          </table:table-cell>
          <table:table-cell office:value-type="float" office:value="0.72852598916607247" table:style-name="ce19">
            <text:p>0.729</text:p>
          </table:table-cell>
          <table:table-cell office:value-type="float" office:value="1.0637196820117927" table:style-name="ce19">
            <text:p>1.064</text:p>
          </table:table-cell>
          <table:table-cell office:value-type="float" office:value="0.75047600903185174" table:style-name="ce19">
            <text:p>0.750</text:p>
          </table:table-cell>
          <table:table-cell office:value-type="float" office:value="1.507709171621562" table:style-name="ce20">
            <text:p>1.508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Farmer</text:p>
          </table:table-cell>
          <table:table-cell office:value-type="float" office:value="1.5721799624431904E-2" table:style-name="ce19">
            <text:p>0.016</text:p>
          </table:table-cell>
          <table:table-cell office:value-type="float" office:value="0.70376971156210422" table:style-name="ce19">
            <text:p>0.704</text:p>
          </table:table-cell>
          <table:table-cell office:value-type="float" office:value="0.52920544441464135" table:style-name="ce19">
            <text:p>0.529</text:p>
          </table:table-cell>
          <table:table-cell office:value-type="float" office:value="0.935915932346565" table:style-name="ce20">
            <text:p>0.936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House Wife</text:p>
          </table:table-cell>
          <table:table-cell office:value-type="float" office:value="1.6533372517426267E-11" table:style-name="ce19">
            <text:p>0.000</text:p>
          </table:table-cell>
          <table:table-cell office:value-type="float" office:value="0.30877836702008893" table:style-name="ce19">
            <text:p>0.309</text:p>
          </table:table-cell>
          <table:table-cell office:value-type="float" office:value="0.2193313801272074" table:style-name="ce19">
            <text:p>0.219</text:p>
          </table:table-cell>
          <table:table-cell office:value-type="float" office:value="0.43470332373003473" table:style-name="ce20">
            <text:p>0.435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Nomad</text:p>
          </table:table-cell>
          <table:table-cell office:value-type="float" office:value="8.0042900154736717E-3" table:style-name="ce19">
            <text:p>0.008</text:p>
          </table:table-cell>
          <table:table-cell office:value-type="float" office:value="0.37470423388136648" table:style-name="ce19">
            <text:p>0.375</text:p>
          </table:table-cell>
          <table:table-cell office:value-type="float" office:value="0.18138835575956203" table:style-name="ce19">
            <text:p>0.181</text:p>
          </table:table-cell>
          <table:table-cell office:value-type="float" office:value="0.77404782848758091" table:style-name="ce20">
            <text:p>0.774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Student</text:p>
          </table:table-cell>
          <table:table-cell office:value-type="float" office:value="4.1498805667789466E-3" table:style-name="ce19">
            <text:p>0.004</text:p>
          </table:table-cell>
          <table:table-cell office:value-type="float" office:value="0.58693092264063629" table:style-name="ce19">
            <text:p>0.587</text:p>
          </table:table-cell>
          <table:table-cell office:value-type="float" office:value="0.40771894392425506" table:style-name="ce19">
            <text:p>0.408</text:p>
          </table:table-cell>
          <table:table-cell office:value-type="float" office:value="0.84491513844347288" table:style-name="ce20">
            <text:p>0.845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">
            <text:p>Traders</text:p>
          </table:table-cell>
          <table:table-cell table:number-columns-repeated="3" table:style-name="ce24"/>
          <table:table-cell table:style-name="ce25"/>
          <table:table-cell table:style-name="ce21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Religiou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10 to 17</text:p>
          </table:table-cell>
          <table:table-cell office:value-type="float" office:value="0.72630227146241944" table:style-name="ce26">
            <text:p>0.726</text:p>
          </table:table-cell>
          <table:table-cell office:value-type="float" office:value="0.87160340980836448" table:style-name="ce26">
            <text:p>0.872</text:p>
          </table:table-cell>
          <table:table-cell office:value-type="float" office:value="0.4037916725833588" table:style-name="ce26">
            <text:p>0.404</text:p>
          </table:table-cell>
          <table:table-cell office:value-type="float" office:value="1.8813971549468667" table:style-name="ce27">
            <text:p>1.881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18 to 25</text:p>
          </table:table-cell>
          <table:table-cell office:value-type="float" office:value="0.73820130176694176" table:style-name="ce26">
            <text:p>0.738</text:p>
          </table:table-cell>
          <table:table-cell office:value-type="float" office:value="0.8948125106029593" table:style-name="ce26">
            <text:p>0.895</text:p>
          </table:table-cell>
          <table:table-cell office:value-type="float" office:value="0.46632466286402102" table:style-name="ce26">
            <text:p>0.466</text:p>
          </table:table-cell>
          <table:table-cell office:value-type="float" office:value="1.7170214078191488" table:style-name="ce27">
            <text:p>1.717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26 to 33</text:p>
          </table:table-cell>
          <table:table-cell office:value-type="float" office:value="0.62798003058368468" table:style-name="ce26">
            <text:p>0.628</text:p>
          </table:table-cell>
          <table:table-cell office:value-type="float" office:value="1.1649662622825994" table:style-name="ce26">
            <text:p>1.165</text:p>
          </table:table-cell>
          <table:table-cell office:value-type="float" office:value="0.62819369276681503" table:style-name="ce26">
            <text:p>0.628</text:p>
          </table:table-cell>
          <table:table-cell office:value-type="float" office:value="2.160394807975988" table:style-name="ce27">
            <text:p>2.160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34 to 41</text:p>
          </table:table-cell>
          <table:table-cell office:value-type="float" office:value="0.99650994810714411" table:style-name="ce26">
            <text:p>0.997</text:p>
          </table:table-cell>
          <table:table-cell office:value-type="float" office:value="1.0013627452123128" table:style-name="ce26">
            <text:p>1.001</text:p>
          </table:table-cell>
          <table:table-cell office:value-type="float" office:value="0.54398129041703769" table:style-name="ce26">
            <text:p>0.544</text:p>
          </table:table-cell>
          <table:table-cell office:value-type="float" office:value="1.843312196877964" table:style-name="ce27">
            <text:p>1.843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42 to 49</text:p>
          </table:table-cell>
          <table:table-cell office:value-type="float" office:value="0.94182677768000289" table:style-name="ce26">
            <text:p>0.942</text:p>
          </table:table-cell>
          <table:table-cell office:value-type="float" office:value="0.9772698348901987" table:style-name="ce26">
            <text:p>0.977</text:p>
          </table:table-cell>
          <table:table-cell office:value-type="float" office:value="0.52701142691397618" table:style-name="ce26">
            <text:p>0.527</text:p>
          </table:table-cell>
          <table:table-cell office:value-type="float" office:value="1.8122118068271214" table:style-name="ce27">
            <text:p>1.812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50 to 57</text:p>
          </table:table-cell>
          <table:table-cell office:value-type="float" office:value="0.98100869070169816" table:style-name="ce26">
            <text:p>0.981</text:p>
          </table:table-cell>
          <table:table-cell office:value-type="float" office:value="0.99219876641180149" table:style-name="ce26">
            <text:p>0.992</text:p>
          </table:table-cell>
          <table:table-cell office:value-type="float" office:value="0.52065043352410434" table:style-name="ce26">
            <text:p>0.521</text:p>
          </table:table-cell>
          <table:table-cell office:value-type="float" office:value="1.8908241090008109" table:style-name="ce27">
            <text:p>1.891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58 to 65</text:p>
          </table:table-cell>
          <table:table-cell office:value-type="float" office:value="0.96535584572432509" table:style-name="ce26">
            <text:p>0.965</text:p>
          </table:table-cell>
          <table:table-cell office:value-type="float" office:value="0.98400631624535151" table:style-name="ce26">
            <text:p>0.984</text:p>
          </table:table-cell>
          <table:table-cell office:value-type="float" office:value="0.47536178555879455" table:style-name="ce26">
            <text:p>0.475</text:p>
          </table:table-cell>
          <table:table-cell office:value-type="float" office:value="2.0369084344307007" table:style-name="ce27">
            <text:p>2.037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65 and above</text:p>
          </table:table-cell>
          <table:table-cell table:number-columns-repeated="3" table:style-name="ce29"/>
          <table:table-cell table:style-name="ce30"/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1.7070033271558569E-4" table:style-name="ce26">
            <text:p>0.000</text:p>
          </table:table-cell>
          <table:table-cell office:value-type="float" office:value="0.64604961843561493" table:style-name="ce26">
            <text:p>0.646</text:p>
          </table:table-cell>
          <table:table-cell office:value-type="float" office:value="0.51443832068470385" table:style-name="ce26">
            <text:p>0.514</text:p>
          </table:table-cell>
          <table:table-cell office:value-type="float" office:value="0.81133168486609175" table:style-name="ce27">
            <text:p>0.811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Male</text:p>
          </table:table-cell>
          <table:table-cell table:number-columns-repeated="3" table:style-name="ce29"/>
          <table:table-cell table:style-name="ce30"/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Rural</text:p>
          </table:table-cell>
          <table:table-cell office:value-type="float" office:value="7.8945652126038737E-49" table:style-name="ce26">
            <text:p>0.000</text:p>
          </table:table-cell>
          <table:table-cell office:value-type="float" office:value="4.9098019794291536" table:style-name="ce26">
            <text:p>4.910</text:p>
          </table:table-cell>
          <table:table-cell office:value-type="float" office:value="3.9704308949046436" table:style-name="ce26">
            <text:p>3.970</text:p>
          </table:table-cell>
          <table:table-cell office:value-type="float" office:value="6.0714204869155362" table:style-name="ce27">
            <text:p>6.071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Urban</text:p>
          </table:table-cell>
          <table:table-cell table:number-columns-repeated="3" table:style-name="ce29"/>
          <table:table-cell table:style-name="ce30"/>
          <table:table-cell table:style-name="ce28"/>
          <table:table-cell table:number-columns-repeated="16378"/>
        </table:table-row>
        <table:table-row table:style-name="ro1">
          <table:table-cell office:value-type="string" table:style-name="ce3">
            <text:p>1- 5 ho</text:p>
          </table:table-cell>
          <table:table-cell office:value-type="float" office:value="0.61099362535656876" table:style-name="ce26">
            <text:p>0.611</text:p>
          </table:table-cell>
          <table:table-cell office:value-type="float" office:value="1.0607608903229224" table:style-name="ce26">
            <text:p>1.061</text:p>
          </table:table-cell>
          <table:table-cell office:value-type="float" office:value="0.84509891137423809" table:style-name="ce26">
            <text:p>0.845</text:p>
          </table:table-cell>
          <table:table-cell office:value-type="float" office:value="1.3314579527844128" table:style-name="ce27">
            <text:p>1.331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4">
            <text:p>11-15 ho</text:p>
          </table:table-cell>
          <table:table-cell office:value-type="float" office:value="8.3315473377470889E-2" table:style-name="ce26">
            <text:p>0.083</text:p>
          </table:table-cell>
          <table:table-cell office:value-type="float" office:value="0.72135053039263275" table:style-name="ce26">
            <text:p>0.721</text:p>
          </table:table-cell>
          <table:table-cell office:value-type="float" office:value="0.49842552069477014" table:style-name="ce26">
            <text:p>0.498</text:p>
          </table:table-cell>
          <table:table-cell office:value-type="float" office:value="1.0439806271805785" table:style-name="ce27">
            <text:p>1.044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16 bove ho</text:p>
          </table:table-cell>
          <table:table-cell office:value-type="float" office:value="0.80941958197130459" table:style-name="ce26">
            <text:p>0.809</text:p>
          </table:table-cell>
          <table:table-cell office:value-type="float" office:value="1.0461040741802732" table:style-name="ce26">
            <text:p>1.046</text:p>
          </table:table-cell>
          <table:table-cell office:value-type="float" office:value="0.72526204072541756" table:style-name="ce26">
            <text:p>0.725</text:p>
          </table:table-cell>
          <table:table-cell office:value-type="float" office:value="1.5088804770783237" table:style-name="ce27">
            <text:p>1.509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3">
            <text:p>6 10 ho</text:p>
          </table:table-cell>
          <table:table-cell table:number-columns-repeated="3" table:style-name="ce29"/>
          <table:table-cell table:style-name="ce30"/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10,000 to 20,000</text:p>
          </table:table-cell>
          <table:table-cell office:value-type="float" office:value="0.88107200995938206" table:style-name="ce26">
            <text:p>0.881</text:p>
          </table:table-cell>
          <table:table-cell office:value-type="float" office:value="1.0265052259002247" table:style-name="ce26">
            <text:p>1.027</text:p>
          </table:table-cell>
          <table:table-cell office:value-type="float" office:value="0.72865970474365616" table:style-name="ce26">
            <text:p>0.729</text:p>
          </table:table-cell>
          <table:table-cell office:value-type="float" office:value="1.4460975019486901" table:style-name="ce27">
            <text:p>1.446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20,000 to 30,000</text:p>
          </table:table-cell>
          <table:table-cell office:value-type="float" office:value="0.20681292231324822" table:style-name="ce26">
            <text:p>0.207</text:p>
          </table:table-cell>
          <table:table-cell office:value-type="float" office:value="0.7954002641823138" table:style-name="ce26">
            <text:p>0.795</text:p>
          </table:table-cell>
          <table:table-cell office:value-type="float" office:value="0.55748786501456904" table:style-name="ce26">
            <text:p>0.557</text:p>
          </table:table-cell>
          <table:table-cell office:value-type="float" office:value="1.1348436799512416" table:style-name="ce27">
            <text:p>1.135</text:p>
          </table:table-cell>
          <table:table-cell table:style-name="ce28"/>
          <table:table-cell table:number-columns-repeated="16378"/>
        </table:table-row>
        <table:table-row table:style-name="ro3">
          <table:table-cell office:value-type="string" table:style-name="ce2">
            <text:p>30,000 and above</text:p>
          </table:table-cell>
          <table:table-cell office:value-type="float" office:value="0.53160837818197693" table:style-name="ce26">
            <text:p>0.532</text:p>
          </table:table-cell>
          <table:table-cell office:value-type="float" office:value="1.1288836668638844" table:style-name="ce26">
            <text:p>1.129</text:p>
          </table:table-cell>
          <table:table-cell office:value-type="float" office:value="0.77212966616574419" table:style-name="ce26">
            <text:p>0.772</text:p>
          </table:table-cell>
          <table:table-cell office:value-type="float" office:value="1.6504719209150207" table:style-name="ce27">
            <text:p>1.650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5,000 to 10,000</text:p>
          </table:table-cell>
          <table:table-cell office:value-type="float" office:value="3.509916389475733E-3" table:style-name="ce26">
            <text:p>0.004</text:p>
          </table:table-cell>
          <table:table-cell office:value-type="float" office:value="1.6279278824406762" table:style-name="ce26">
            <text:p>1.628</text:p>
          </table:table-cell>
          <table:table-cell office:value-type="float" office:value="1.1736530783219048" table:style-name="ce26">
            <text:p>1.174</text:p>
          </table:table-cell>
          <table:table-cell office:value-type="float" office:value="2.2580345413629219" table:style-name="ce27">
            <text:p>2.258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Less than 5,000</text:p>
          </table:table-cell>
          <table:table-cell table:number-columns-repeated="3" table:style-name="ce29"/>
          <table:table-cell table:style-name="ce30"/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Bachelor’s degree</text:p>
          </table:table-cell>
          <table:table-cell office:value-type="float" office:value="5.3439959295399605E-3" table:style-name="ce26">
            <text:p>0.005</text:p>
          </table:table-cell>
          <table:table-cell office:value-type="float" office:value="0.54453906436295774" table:style-name="ce26">
            <text:p>0.545</text:p>
          </table:table-cell>
          <table:table-cell office:value-type="float" office:value="0.35505288230616316" table:style-name="ce26">
            <text:p>0.355</text:p>
          </table:table-cell>
          <table:table-cell office:value-type="float" office:value="0.83515106451549082" table:style-name="ce27">
            <text:p>0.835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Doctorate degree</text:p>
          </table:table-cell>
          <table:table-cell office:value-type="float" office:value="2.9173352463154282E-2" table:style-name="ce26">
            <text:p>0.029</text:p>
          </table:table-cell>
          <table:table-cell office:value-type="float" office:value="4.8418532995432066" table:style-name="ce26">
            <text:p>4.842</text:p>
          </table:table-cell>
          <table:table-cell office:value-type="float" office:value="1.1734422434682839" table:style-name="ce26">
            <text:p>1.173</text:p>
          </table:table-cell>
          <table:table-cell office:value-type="float" office:value="19.978438227182405" table:style-name="ce27">
            <text:p>19.978</text:p>
          </table:table-cell>
          <table:table-cell table:style-name="ce28"/>
          <table:table-cell table:number-columns-repeated="16378"/>
        </table:table-row>
        <table:table-row table:style-name="ro4">
          <table:table-cell office:value-type="string" table:style-name="ce2">
            <text:p>Master’s/Professional degree</text:p>
          </table:table-cell>
          <table:table-cell office:value-type="float" office:value="0.2339725478199145" table:style-name="ce26">
            <text:p>0.234</text:p>
          </table:table-cell>
          <table:table-cell office:value-type="float" office:value="0.65908345275747937" table:style-name="ce26">
            <text:p>0.659</text:p>
          </table:table-cell>
          <table:table-cell office:value-type="float" office:value="0.33172421074420233" table:style-name="ce26">
            <text:p>0.332</text:p>
          </table:table-cell>
          <table:table-cell office:value-type="float" office:value="1.309494404174455" table:style-name="ce27">
            <text:p>1.309</text:p>
          </table:table-cell>
          <table:table-cell table:style-name="ce28"/>
          <table:table-cell table:number-columns-repeated="16378"/>
        </table:table-row>
        <table:table-row table:style-name="ro4">
          <table:table-cell office:value-type="string" table:style-name="ce2">
            <text:p>No schooling completed</text:p>
          </table:table-cell>
          <table:table-cell office:value-type="float" office:value="1.9679620815443413E-9" table:style-name="ce26">
            <text:p>0.000</text:p>
          </table:table-cell>
          <table:table-cell office:value-type="float" office:value="0.29049839967393692" table:style-name="ce26">
            <text:p>0.290</text:p>
          </table:table-cell>
          <table:table-cell office:value-type="float" office:value="0.1939931869152115" table:style-name="ce26">
            <text:p>0.194</text:p>
          </table:table-cell>
          <table:table-cell office:value-type="float" office:value="0.43501177311965294" table:style-name="ce27">
            <text:p>0.435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Others</text:p>
          </table:table-cell>
          <table:table-cell office:value-type="float" office:value="9.4660462994188271E-4" table:style-name="ce26">
            <text:p>0.001</text:p>
          </table:table-cell>
          <table:table-cell office:value-type="float" office:value="0.17888546490440529" table:style-name="ce26">
            <text:p>0.179</text:p>
          </table:table-cell>
          <table:table-cell office:value-type="float" office:value="6.4484430722588595E-2" table:style-name="ce26">
            <text:p>0.064</text:p>
          </table:table-cell>
          <table:table-cell office:value-type="float" office:value="0.49624396455834352" table:style-name="ce27">
            <text:p>0.496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Primary education</text:p>
          </table:table-cell>
          <table:table-cell office:value-type="float" office:value="0.19482817158587129" table:style-name="ce26">
            <text:p>0.195</text:p>
          </table:table-cell>
          <table:table-cell office:value-type="float" office:value="0.77270665502287872" table:style-name="ce26">
            <text:p>0.773</text:p>
          </table:table-cell>
          <table:table-cell office:value-type="float" office:value="0.52325463208708223" table:style-name="ce26">
            <text:p>0.523</text:p>
          </table:table-cell>
          <table:table-cell office:value-type="float" office:value="1.1410803423471239" table:style-name="ce27">
            <text:p>1.141</text:p>
          </table:table-cell>
          <table:table-cell table:style-name="ce28"/>
          <table:table-cell table:number-columns-repeated="16378"/>
        </table:table-row>
        <table:table-row table:style-name="ro3">
          <table:table-cell office:value-type="string" table:style-name="ce2">
            <text:p>Secondary education</text:p>
          </table:table-cell>
          <table:table-cell office:value-type="float" office:value="1.9699088098961329E-2" table:style-name="ce26">
            <text:p>0.020</text:p>
          </table:table-cell>
          <table:table-cell office:value-type="float" office:value="0.67630105054068823" table:style-name="ce26">
            <text:p>0.676</text:p>
          </table:table-cell>
          <table:table-cell office:value-type="float" office:value="0.4868336886927514" table:style-name="ce26">
            <text:p>0.487</text:p>
          </table:table-cell>
          <table:table-cell office:value-type="float" office:value="0.93950587559091525" table:style-name="ce27">
            <text:p>0.940</text:p>
          </table:table-cell>
          <table:table-cell table:style-name="ce28"/>
          <table:table-cell table:number-columns-repeated="16378"/>
        </table:table-row>
        <table:table-row table:style-name="ro3">
          <table:table-cell office:value-type="string" table:style-name="ce2">
            <text:p>Technical/Vocational training</text:p>
          </table:table-cell>
          <table:table-cell table:number-columns-repeated="3" table:style-name="ce29"/>
          <table:table-cell table:style-name="ce30"/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Divorced</text:p>
          </table:table-cell>
          <table:table-cell office:value-type="float" office:value="3.0296493415940526E-2" table:style-name="ce26">
            <text:p>0.030</text:p>
          </table:table-cell>
          <table:table-cell office:value-type="float" office:value="2.7630284735104538" table:style-name="ce26">
            <text:p>2.763</text:p>
          </table:table-cell>
          <table:table-cell office:value-type="float" office:value="1.101593280502577" table:style-name="ce26">
            <text:p>1.102</text:p>
          </table:table-cell>
          <table:table-cell office:value-type="float" office:value="6.9302586358792233" table:style-name="ce27">
            <text:p>6.930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Married</text:p>
          </table:table-cell>
          <table:table-cell office:value-type="float" office:value="2.6526392268597407E-3" table:style-name="ce26">
            <text:p>0.003</text:p>
          </table:table-cell>
          <table:table-cell office:value-type="float" office:value="2.8890119469000188" table:style-name="ce26">
            <text:p>2.889</text:p>
          </table:table-cell>
          <table:table-cell office:value-type="float" office:value="1.4463358235579709" table:style-name="ce26">
            <text:p>1.446</text:p>
          </table:table-cell>
          <table:table-cell office:value-type="float" office:value="5.7707137536004645" table:style-name="ce27">
            <text:p>5.771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Single</text:p>
          </table:table-cell>
          <table:table-cell office:value-type="float" office:value="4.6260943381844166E-2" table:style-name="ce26">
            <text:p>0.046</text:p>
          </table:table-cell>
          <table:table-cell office:value-type="float" office:value="2.1776670722952494" table:style-name="ce26">
            <text:p>2.178</text:p>
          </table:table-cell>
          <table:table-cell office:value-type="float" office:value="1.0129857173995449" table:style-name="ce26">
            <text:p>1.013</text:p>
          </table:table-cell>
          <table:table-cell office:value-type="float" office:value="4.6814419949896653" table:style-name="ce27">
            <text:p>4.681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Widowed</text:p>
          </table:table-cell>
          <table:table-cell table:number-columns-repeated="3" table:style-name="ce29"/>
          <table:table-cell table:style-name="ce30"/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Artisan</text:p>
          </table:table-cell>
          <table:table-cell office:value-type="float" office:value="1.3856394961125984E-7" table:style-name="ce26">
            <text:p>0.000</text:p>
          </table:table-cell>
          <table:table-cell office:value-type="float" office:value="6.0846769174987769E-2" table:style-name="ce26">
            <text:p>0.061</text:p>
          </table:table-cell>
          <table:table-cell office:value-type="float" office:value="2.1470312312326819E-2" table:style-name="ce26">
            <text:p>0.021</text:p>
          </table:table-cell>
          <table:table-cell office:value-type="float" office:value="0.17243947201031687" table:style-name="ce27">
            <text:p>0.172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Civil servant</text:p>
          </table:table-cell>
          <table:table-cell office:value-type="float" office:value="0.57800065472607798" table:style-name="ce26">
            <text:p>0.578</text:p>
          </table:table-cell>
          <table:table-cell office:value-type="float" office:value="1.1101417501506299" table:style-name="ce26">
            <text:p>1.110</text:p>
          </table:table-cell>
          <table:table-cell office:value-type="float" office:value="0.7682501440365469" table:style-name="ce26">
            <text:p>0.768</text:p>
          </table:table-cell>
          <table:table-cell office:value-type="float" office:value="1.6041841514693889" table:style-name="ce27">
            <text:p>1.604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Farmer</text:p>
          </table:table-cell>
          <table:table-cell office:value-type="float" office:value="0.22631681972985129" table:style-name="ce26">
            <text:p>0.226</text:p>
          </table:table-cell>
          <table:table-cell office:value-type="float" office:value="1.2029735903023342" table:style-name="ce26">
            <text:p>1.203</text:p>
          </table:table-cell>
          <table:table-cell office:value-type="float" office:value="0.89175644591381009" table:style-name="ce26">
            <text:p>0.892</text:p>
          </table:table-cell>
          <table:table-cell office:value-type="float" office:value="1.6228034746437454" table:style-name="ce27">
            <text:p>1.623</text:p>
          </table:table-cell>
          <table:table-cell table:style-name="ce28"/>
          <table:table-cell table:number-columns-repeated="16378"/>
        </table:table-row>
        <table:table-row table:style-name="ro2">
          <table:table-cell office:value-type="string" table:style-name="ce2">
            <text:p>House Wife</text:p>
          </table:table-cell>
          <table:table-cell office:value-type="float" office:value="1.8030115088706084E-5" table:style-name="ce26">
            <text:p>0.000</text:p>
          </table:table-cell>
          <table:table-cell office:value-type="float" office:value="2.1829700797381615" table:style-name="ce26">
            <text:p>2.183</text:p>
          </table:table-cell>
          <table:table-cell office:value-type="float" office:value="1.5278295111875384" table:style-name="ce26">
            <text:p>1.528</text:p>
          </table:table-cell>
          <table:table-cell office:value-type="float" office:value="3.1190380432749052" table:style-name="ce27">
            <text:p>3.119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Nomad</text:p>
          </table:table-cell>
          <table:table-cell office:value-type="float" office:value="6.0432405098959398E-2" table:style-name="ce26">
            <text:p>0.060</text:p>
          </table:table-cell>
          <table:table-cell office:value-type="float" office:value="0.4002206456909867" table:style-name="ce26">
            <text:p>0.400</text:p>
          </table:table-cell>
          <table:table-cell office:value-type="float" office:value="0.15387173443119903" table:style-name="ce26">
            <text:p>0.154</text:p>
          </table:table-cell>
          <table:table-cell office:value-type="float" office:value="1.040974587239285" table:style-name="ce27">
            <text:p>1.041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Student</text:p>
          </table:table-cell>
          <table:table-cell office:value-type="float" office:value="5.6286780966817067E-3" table:style-name="ce26">
            <text:p>0.006</text:p>
          </table:table-cell>
          <table:table-cell office:value-type="float" office:value="1.7436271990551748" table:style-name="ce26">
            <text:p>1.744</text:p>
          </table:table-cell>
          <table:table-cell office:value-type="float" office:value="1.1763220230106226" table:style-name="ce26">
            <text:p>1.176</text:p>
          </table:table-cell>
          <table:table-cell office:value-type="float" office:value="2.5845268130779018" table:style-name="ce27">
            <text:p>2.585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style-name="ce2">
            <text:p>Traders</text:p>
          </table:table-cell>
          <table:table-cell table:number-columns-repeated="3" table:style-name="ce31"/>
          <table:table-cell table:style-name="ce32"/>
          <table:table-cell table:style-name="ce28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NCA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10 to 17</text:p>
          </table:table-cell>
          <table:table-cell office:value-type="float" office:value="2.6769078420796986E-2" table:style-name="ce33">
            <text:p>0.027</text:p>
          </table:table-cell>
          <table:table-cell office:value-type="float" office:value="2.1485292559091769" table:style-name="ce33">
            <text:p>2.149</text:p>
          </table:table-cell>
          <table:table-cell office:value-type="float" office:value="1.0920070946472262" table:style-name="ce33">
            <text:p>1.092</text:p>
          </table:table-cell>
          <table:table-cell office:value-type="float" office:value="4.2272417332498211" table:style-name="ce34">
            <text:p>4.227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18 to 25</text:p>
          </table:table-cell>
          <table:table-cell office:value-type="float" office:value="4.4871017953124759E-3" table:style-name="ce33">
            <text:p>0.004</text:p>
          </table:table-cell>
          <table:table-cell office:value-type="float" office:value="2.2181538671545975" table:style-name="ce33">
            <text:p>2.218</text:p>
          </table:table-cell>
          <table:table-cell office:value-type="float" office:value="1.280434941338872" table:style-name="ce33">
            <text:p>1.280</text:p>
          </table:table-cell>
          <table:table-cell office:value-type="float" office:value="3.8426056799325852" table:style-name="ce34">
            <text:p>3.843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26 to 33</text:p>
          </table:table-cell>
          <table:table-cell office:value-type="float" office:value="4.1079530412461767E-3" table:style-name="ce33">
            <text:p>0.004</text:p>
          </table:table-cell>
          <table:table-cell office:value-type="float" office:value="2.1245798933297864" table:style-name="ce33">
            <text:p>2.125</text:p>
          </table:table-cell>
          <table:table-cell office:value-type="float" office:value="1.2698552369825085" table:style-name="ce33">
            <text:p>1.270</text:p>
          </table:table-cell>
          <table:table-cell office:value-type="float" office:value="3.5546096843819859" table:style-name="ce34">
            <text:p>3.555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34 to 41</text:p>
          </table:table-cell>
          <table:table-cell office:value-type="float" office:value="4.2976831741441054E-2" table:style-name="ce33">
            <text:p>0.043</text:p>
          </table:table-cell>
          <table:table-cell office:value-type="float" office:value="1.6838868866912191" table:style-name="ce33">
            <text:p>1.684</text:p>
          </table:table-cell>
          <table:table-cell office:value-type="float" office:value="1.016607097108392" table:style-name="ce33">
            <text:p>1.017</text:p>
          </table:table-cell>
          <table:table-cell office:value-type="float" office:value="2.7891552746737553" table:style-name="ce34">
            <text:p>2.789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42 to 49</text:p>
          </table:table-cell>
          <table:table-cell office:value-type="float" office:value="2.8559959508650833E-2" table:style-name="ce33">
            <text:p>0.029</text:p>
          </table:table-cell>
          <table:table-cell office:value-type="float" office:value="1.7706102269514876" table:style-name="ce33">
            <text:p>1.771</text:p>
          </table:table-cell>
          <table:table-cell office:value-type="float" office:value="1.0617266728596686" table:style-name="ce33">
            <text:p>1.062</text:p>
          </table:table-cell>
          <table:table-cell office:value-type="float" office:value="2.9527944017278802" table:style-name="ce34">
            <text:p>2.953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50 to 57</text:p>
          </table:table-cell>
          <table:table-cell office:value-type="float" office:value="0.1025902423047407" table:style-name="ce33">
            <text:p>0.103</text:p>
          </table:table-cell>
          <table:table-cell office:value-type="float" office:value="1.5595861501663681" table:style-name="ce33">
            <text:p>1.560</text:p>
          </table:table-cell>
          <table:table-cell office:value-type="float" office:value="0.91468874597905392" table:style-name="ce33">
            <text:p>0.915</text:p>
          </table:table-cell>
          <table:table-cell office:value-type="float" office:value="2.6591657222012568" table:style-name="ce34">
            <text:p>2.659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58 to 65</text:p>
          </table:table-cell>
          <table:table-cell office:value-type="float" office:value="0.3029762233823462" table:style-name="ce33">
            <text:p>0.303</text:p>
          </table:table-cell>
          <table:table-cell office:value-type="float" office:value="1.3744536294575795" table:style-name="ce33">
            <text:p>1.374</text:p>
          </table:table-cell>
          <table:table-cell office:value-type="float" office:value="0.750418945671122" table:style-name="ce33">
            <text:p>0.750</text:p>
          </table:table-cell>
          <table:table-cell office:value-type="float" office:value="2.517424154103165" table:style-name="ce34">
            <text:p>2.517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65 and above</text:p>
          </table:table-cell>
          <table:table-cell table:number-columns-repeated="3" table:style-name="ce36"/>
          <table:table-cell table:style-name="ce37"/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2.9227559146667616E-2" table:style-name="ce33">
            <text:p>0.029</text:p>
          </table:table-cell>
          <table:table-cell office:value-type="float" office:value="0.8003562984159317" table:style-name="ce33">
            <text:p>0.800</text:p>
          </table:table-cell>
          <table:table-cell office:value-type="float" office:value="0.65515614780741227" table:style-name="ce33">
            <text:p>0.655</text:p>
          </table:table-cell>
          <table:table-cell office:value-type="float" office:value="0.97773669156250054" table:style-name="ce34">
            <text:p>0.978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Male</text:p>
          </table:table-cell>
          <table:table-cell table:number-columns-repeated="3" table:style-name="ce36"/>
          <table:table-cell table:style-name="ce37"/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Rural</text:p>
          </table:table-cell>
          <table:table-cell office:value-type="float" office:value="2.344776418367212E-8" table:style-name="ce33">
            <text:p>0.000</text:p>
          </table:table-cell>
          <table:table-cell office:value-type="float" office:value="1.7721418934113242" table:style-name="ce33">
            <text:p>1.772</text:p>
          </table:table-cell>
          <table:table-cell office:value-type="float" office:value="1.4497162799680767" table:style-name="ce33">
            <text:p>1.450</text:p>
          </table:table-cell>
          <table:table-cell office:value-type="float" office:value="2.1662769010586178" table:style-name="ce34">
            <text:p>2.166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Urban</text:p>
          </table:table-cell>
          <table:table-cell table:number-columns-repeated="3" table:style-name="ce36"/>
          <table:table-cell table:style-name="ce37"/>
          <table:table-cell table:style-name="ce35"/>
          <table:table-cell table:number-columns-repeated="16378"/>
        </table:table-row>
        <table:table-row table:style-name="ro1">
          <table:table-cell office:value-type="string" table:style-name="ce3">
            <text:p>1- 5 ho</text:p>
          </table:table-cell>
          <table:table-cell office:value-type="float" office:value="0.16046687649559732" table:style-name="ce33">
            <text:p>0.160</text:p>
          </table:table-cell>
          <table:table-cell office:value-type="float" office:value="0.86291102361980188" table:style-name="ce33">
            <text:p>0.863</text:p>
          </table:table-cell>
          <table:table-cell office:value-type="float" office:value="0.70233423754148849" table:style-name="ce33">
            <text:p>0.702</text:p>
          </table:table-cell>
          <table:table-cell office:value-type="float" office:value="1.0602009625660433" table:style-name="ce34">
            <text:p>1.060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4">
            <text:p>11-15 ho</text:p>
          </table:table-cell>
          <table:table-cell office:value-type="float" office:value="0.20554606156638966" table:style-name="ce33">
            <text:p>0.206</text:p>
          </table:table-cell>
          <table:table-cell office:value-type="float" office:value="0.81973918557592496" table:style-name="ce33">
            <text:p>0.820</text:p>
          </table:table-cell>
          <table:table-cell office:value-type="float" office:value="0.60259092300764372" table:style-name="ce33">
            <text:p>0.603</text:p>
          </table:table-cell>
          <table:table-cell office:value-type="float" office:value="1.1151384906608641" table:style-name="ce34">
            <text:p>1.115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16 bove ho</text:p>
          </table:table-cell>
          <table:table-cell office:value-type="float" office:value="0.36272067948023379" table:style-name="ce33">
            <text:p>0.363</text:p>
          </table:table-cell>
          <table:table-cell office:value-type="float" office:value="1.1684349037013393" table:style-name="ce33">
            <text:p>1.168</text:p>
          </table:table-cell>
          <table:table-cell office:value-type="float" office:value="0.83565756667130975" table:style-name="ce33">
            <text:p>0.836</text:p>
          </table:table-cell>
          <table:table-cell office:value-type="float" office:value="1.6337315410494566" table:style-name="ce34">
            <text:p>1.634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3">
            <text:p>6 10 ho</text:p>
          </table:table-cell>
          <table:table-cell table:number-columns-repeated="3" table:style-name="ce36"/>
          <table:table-cell table:style-name="ce37"/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10,000 to 20,000</text:p>
          </table:table-cell>
          <table:table-cell office:value-type="float" office:value="2.1847096274307198E-2" table:style-name="ce33">
            <text:p>0.022</text:p>
          </table:table-cell>
          <table:table-cell office:value-type="float" office:value="1.4473195689226486" table:style-name="ce33">
            <text:p>1.447</text:p>
          </table:table-cell>
          <table:table-cell office:value-type="float" office:value="1.0551674166231022" table:style-name="ce33">
            <text:p>1.055</text:p>
          </table:table-cell>
          <table:table-cell office:value-type="float" office:value="1.9852147645823908" table:style-name="ce34">
            <text:p>1.985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20,000 to 30,000</text:p>
          </table:table-cell>
          <table:table-cell office:value-type="float" office:value="4.9874241443758816E-5" table:style-name="ce33">
            <text:p>0.000</text:p>
          </table:table-cell>
          <table:table-cell office:value-type="float" office:value="1.9562722738235558" table:style-name="ce33">
            <text:p>1.956</text:p>
          </table:table-cell>
          <table:table-cell office:value-type="float" office:value="1.4145249620976392" table:style-name="ce33">
            <text:p>1.415</text:p>
          </table:table-cell>
          <table:table-cell office:value-type="float" office:value="2.7055027743417246" table:style-name="ce34">
            <text:p>2.706</text:p>
          </table:table-cell>
          <table:table-cell table:style-name="ce35"/>
          <table:table-cell table:number-columns-repeated="16378"/>
        </table:table-row>
        <table:table-row table:style-name="ro3">
          <table:table-cell office:value-type="string" table:style-name="ce2">
            <text:p>30,000 and above</text:p>
          </table:table-cell>
          <table:table-cell office:value-type="float" office:value="1.1906192989060203E-2" table:style-name="ce33">
            <text:p>0.012</text:p>
          </table:table-cell>
          <table:table-cell office:value-type="float" office:value="1.5476714718117917" table:style-name="ce33">
            <text:p>1.548</text:p>
          </table:table-cell>
          <table:table-cell office:value-type="float" office:value="1.1011718899981697" table:style-name="ce33">
            <text:p>1.101</text:p>
          </table:table-cell>
          <table:table-cell office:value-type="float" office:value="2.175216245906948" table:style-name="ce34">
            <text:p>2.175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5,000 to 10,000</text:p>
          </table:table-cell>
          <table:table-cell office:value-type="float" office:value="3.851367387711805E-5" table:style-name="ce33">
            <text:p>0.000</text:p>
          </table:table-cell>
          <table:table-cell office:value-type="float" office:value="1.9518515463569039" table:style-name="ce33">
            <text:p>1.952</text:p>
          </table:table-cell>
          <table:table-cell office:value-type="float" office:value="1.4195435603231339" table:style-name="ce33">
            <text:p>1.420</text:p>
          </table:table-cell>
          <table:table-cell office:value-type="float" office:value="2.683767209051775" table:style-name="ce34">
            <text:p>2.684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Less than 5,000</text:p>
          </table:table-cell>
          <table:table-cell table:number-columns-repeated="3" table:style-name="ce36"/>
          <table:table-cell table:style-name="ce37"/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Bachelor’s degree</text:p>
          </table:table-cell>
          <table:table-cell office:value-type="float" office:value="0.53998941209486928" table:style-name="ce33">
            <text:p>0.540</text:p>
          </table:table-cell>
          <table:table-cell office:value-type="float" office:value="1.1324460381490531" table:style-name="ce33">
            <text:p>1.132</text:p>
          </table:table-cell>
          <table:table-cell office:value-type="float" office:value="0.7607771093733483" table:style-name="ce33">
            <text:p>0.761</text:p>
          </table:table-cell>
          <table:table-cell office:value-type="float" office:value="1.6856895581096372" table:style-name="ce34">
            <text:p>1.686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Doctorate degree</text:p>
          </table:table-cell>
          <table:table-cell office:value-type="float" office:value="0.5061511648170739" table:style-name="ce33">
            <text:p>0.506</text:p>
          </table:table-cell>
          <table:table-cell office:value-type="float" office:value="1.604305681191267" table:style-name="ce33">
            <text:p>1.604</text:p>
          </table:table-cell>
          <table:table-cell office:value-type="float" office:value="0.39819722383995637" table:style-name="ce33">
            <text:p>0.398</text:p>
          </table:table-cell>
          <table:table-cell office:value-type="float" office:value="6.463622960206866" table:style-name="ce34">
            <text:p>6.464</text:p>
          </table:table-cell>
          <table:table-cell table:style-name="ce35"/>
          <table:table-cell table:number-columns-repeated="16378"/>
        </table:table-row>
        <table:table-row table:style-name="ro4">
          <table:table-cell office:value-type="string" table:style-name="ce2">
            <text:p>Master’s/Professional degree</text:p>
          </table:table-cell>
          <table:table-cell office:value-type="float" office:value="0.37205754599555119" table:style-name="ce33">
            <text:p>0.372</text:p>
          </table:table-cell>
          <table:table-cell office:value-type="float" office:value="0.76085330681630337" table:style-name="ce33">
            <text:p>0.761</text:p>
          </table:table-cell>
          <table:table-cell office:value-type="float" office:value="0.41751302185845546" table:style-name="ce33">
            <text:p>0.418</text:p>
          </table:table-cell>
          <table:table-cell office:value-type="float" office:value="1.3865382016505361" table:style-name="ce34">
            <text:p>1.387</text:p>
          </table:table-cell>
          <table:table-cell table:style-name="ce35"/>
          <table:table-cell table:number-columns-repeated="16378"/>
        </table:table-row>
        <table:table-row table:style-name="ro4">
          <table:table-cell office:value-type="string" table:style-name="ce2">
            <text:p>No schooling completed</text:p>
          </table:table-cell>
          <table:table-cell office:value-type="float" office:value="4.8866738873288088E-3" table:style-name="ce33">
            <text:p>0.005</text:p>
          </table:table-cell>
          <table:table-cell office:value-type="float" office:value="0.59624369241941033" table:style-name="ce33">
            <text:p>0.596</text:p>
          </table:table-cell>
          <table:table-cell office:value-type="float" office:value="0.41593768211678894" table:style-name="ce33">
            <text:p>0.416</text:p>
          </table:table-cell>
          <table:table-cell office:value-type="float" office:value="0.85471106859250978" table:style-name="ce34">
            <text:p>0.855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Others</text:p>
          </table:table-cell>
          <table:table-cell office:value-type="float" office:value="0.33330717626176798" table:style-name="ce33">
            <text:p>0.333</text:p>
          </table:table-cell>
          <table:table-cell office:value-type="float" office:value="1.4114131003926873" table:style-name="ce33">
            <text:p>1.411</text:p>
          </table:table-cell>
          <table:table-cell office:value-type="float" office:value="0.70222489184665471" table:style-name="ce33">
            <text:p>0.702</text:p>
          </table:table-cell>
          <table:table-cell office:value-type="float" office:value="2.8368218829746521" table:style-name="ce34">
            <text:p>2.837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Primary education</text:p>
          </table:table-cell>
          <table:table-cell office:value-type="float" office:value="0.84339778574125623" table:style-name="ce33">
            <text:p>0.843</text:p>
          </table:table-cell>
          <table:table-cell office:value-type="float" office:value="0.96329596812309415" table:style-name="ce33">
            <text:p>0.963</text:p>
          </table:table-cell>
          <table:table-cell office:value-type="float" office:value="0.66471228243344327" table:style-name="ce33">
            <text:p>0.665</text:p>
          </table:table-cell>
          <table:table-cell office:value-type="float" office:value="1.3960011673097412" table:style-name="ce34">
            <text:p>1.396</text:p>
          </table:table-cell>
          <table:table-cell table:style-name="ce35"/>
          <table:table-cell table:number-columns-repeated="16378"/>
        </table:table-row>
        <table:table-row table:style-name="ro3">
          <table:table-cell office:value-type="string" table:style-name="ce2">
            <text:p>Secondary education</text:p>
          </table:table-cell>
          <table:table-cell office:value-type="float" office:value="0.81071785051483369" table:style-name="ce33">
            <text:p>0.811</text:p>
          </table:table-cell>
          <table:table-cell office:value-type="float" office:value="0.96227668288769552" table:style-name="ce33">
            <text:p>0.962</text:p>
          </table:table-cell>
          <table:table-cell office:value-type="float" office:value="0.70248028737278501" table:style-name="ce33">
            <text:p>0.702</text:p>
          </table:table-cell>
          <table:table-cell office:value-type="float" office:value="1.318152880691382" table:style-name="ce34">
            <text:p>1.318</text:p>
          </table:table-cell>
          <table:table-cell table:style-name="ce35"/>
          <table:table-cell table:number-columns-repeated="16378"/>
        </table:table-row>
        <table:table-row table:style-name="ro3">
          <table:table-cell office:value-type="string" table:style-name="ce2">
            <text:p>Technical/Vocational training</text:p>
          </table:table-cell>
          <table:table-cell table:number-columns-repeated="3" table:style-name="ce36"/>
          <table:table-cell table:style-name="ce37"/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Divorced</text:p>
          </table:table-cell>
          <table:table-cell office:value-type="float" office:value="0.11975627182411307" table:style-name="ce33">
            <text:p>0.120</text:p>
          </table:table-cell>
          <table:table-cell office:value-type="float" office:value="1.8194961718702443" table:style-name="ce33">
            <text:p>1.819</text:p>
          </table:table-cell>
          <table:table-cell office:value-type="float" office:value="0.85599186794507853" table:style-name="ce33">
            <text:p>0.856</text:p>
          </table:table-cell>
          <table:table-cell office:value-type="float" office:value="3.8675207597449788" table:style-name="ce34">
            <text:p>3.868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Married</text:p>
          </table:table-cell>
          <table:table-cell office:value-type="float" office:value="0.13080344788498435" table:style-name="ce33">
            <text:p>0.131</text:p>
          </table:table-cell>
          <table:table-cell office:value-type="float" office:value="1.4680708574554262" table:style-name="ce33">
            <text:p>1.468</text:p>
          </table:table-cell>
          <table:table-cell office:value-type="float" office:value="0.89216662275871195" table:style-name="ce33">
            <text:p>0.892</text:p>
          </table:table-cell>
          <table:table-cell office:value-type="float" office:value="2.4157281695269122" table:style-name="ce34">
            <text:p>2.416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Single</text:p>
          </table:table-cell>
          <table:table-cell office:value-type="float" office:value="5.9502360893961014E-2" table:style-name="ce33">
            <text:p>0.060</text:p>
          </table:table-cell>
          <table:table-cell office:value-type="float" office:value="1.7284507750305189" table:style-name="ce33">
            <text:p>1.728</text:p>
          </table:table-cell>
          <table:table-cell office:value-type="float" office:value="0.97831404547075063" table:style-name="ce33">
            <text:p>0.978</text:p>
          </table:table-cell>
          <table:table-cell office:value-type="float" office:value="3.0537659103790538" table:style-name="ce34">
            <text:p>3.054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Widowed</text:p>
          </table:table-cell>
          <table:table-cell table:number-columns-repeated="3" table:style-name="ce36"/>
          <table:table-cell table:style-name="ce37"/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Artisan</text:p>
          </table:table-cell>
          <table:table-cell office:value-type="float" office:value="0.35441664906313741" table:style-name="ce33">
            <text:p>0.354</text:p>
          </table:table-cell>
          <table:table-cell office:value-type="float" office:value="0.82714308369842138" table:style-name="ce33">
            <text:p>0.827</text:p>
          </table:table-cell>
          <table:table-cell office:value-type="float" office:value="0.55353252044126511" table:style-name="ce33">
            <text:p>0.554</text:p>
          </table:table-cell>
          <table:table-cell office:value-type="float" office:value="1.2359990707767818" table:style-name="ce34">
            <text:p>1.236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Civil servant</text:p>
          </table:table-cell>
          <table:table-cell office:value-type="float" office:value="0.13650900238202696" table:style-name="ce33">
            <text:p>0.137</text:p>
          </table:table-cell>
          <table:table-cell office:value-type="float" office:value="1.2813786835303389" table:style-name="ce33">
            <text:p>1.281</text:p>
          </table:table-cell>
          <table:table-cell office:value-type="float" office:value="0.92455824069204429" table:style-name="ce33">
            <text:p>0.925</text:p>
          </table:table-cell>
          <table:table-cell office:value-type="float" office:value="1.775909032379547" table:style-name="ce34">
            <text:p>1.776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Farmer</text:p>
          </table:table-cell>
          <table:table-cell office:value-type="float" office:value="0.79031188519353934" table:style-name="ce33">
            <text:p>0.790</text:p>
          </table:table-cell>
          <table:table-cell office:value-type="float" office:value="0.96422854110504164" table:style-name="ce33">
            <text:p>0.964</text:p>
          </table:table-cell>
          <table:table-cell office:value-type="float" office:value="0.73717772966315143" table:style-name="ce33">
            <text:p>0.737</text:p>
          </table:table-cell>
          <table:table-cell office:value-type="float" office:value="1.2612110242483778" table:style-name="ce34">
            <text:p>1.261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2">
            <text:p>House Wife</text:p>
          </table:table-cell>
          <table:table-cell office:value-type="float" office:value="2.6443871308557963E-8" table:style-name="ce33">
            <text:p>0.000</text:p>
          </table:table-cell>
          <table:table-cell office:value-type="float" office:value="2.633271937599809" table:style-name="ce33">
            <text:p>2.633</text:p>
          </table:table-cell>
          <table:table-cell office:value-type="float" office:value="1.872229143574945" table:style-name="ce33">
            <text:p>1.872</text:p>
          </table:table-cell>
          <table:table-cell office:value-type="float" office:value="3.7036711671468976" table:style-name="ce34">
            <text:p>3.704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Nomad</text:p>
          </table:table-cell>
          <table:table-cell office:value-type="float" office:value="9.1151741418280405E-2" table:style-name="ce33">
            <text:p>0.091</text:p>
          </table:table-cell>
          <table:table-cell office:value-type="float" office:value="0.54720111727335996" table:style-name="ce33">
            <text:p>0.547</text:p>
          </table:table-cell>
          <table:table-cell office:value-type="float" office:value="0.27186216758804893" table:style-name="ce33">
            <text:p>0.272</text:p>
          </table:table-cell>
          <table:table-cell office:value-type="float" office:value="1.1014002624996959" table:style-name="ce34">
            <text:p>1.101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Student</text:p>
          </table:table-cell>
          <table:table-cell office:value-type="float" office:value="1.0514478135629687E-2" table:style-name="ce33">
            <text:p>0.011</text:p>
          </table:table-cell>
          <table:table-cell office:value-type="float" office:value="1.6126222223747375" table:style-name="ce33">
            <text:p>1.613</text:p>
          </table:table-cell>
          <table:table-cell office:value-type="float" office:value="1.1182685892739208" table:style-name="ce33">
            <text:p>1.118</text:p>
          </table:table-cell>
          <table:table-cell office:value-type="float" office:value="2.3255150480309434" table:style-name="ce34">
            <text:p>2.326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2">
            <text:p>Traders</text:p>
          </table:table-cell>
          <table:table-cell table:number-columns-repeated="3" table:style-name="ce38"/>
          <table:table-cell table:style-name="ce39"/>
          <table:table-cell table:style-name="ce35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PGP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10 to 17</text:p>
          </table:table-cell>
          <table:table-cell office:value-type="float" office:value="0.27080489197608348" table:style-name="ce40">
            <text:p>0.271</text:p>
          </table:table-cell>
          <table:table-cell office:value-type="float" office:value="1.4548687985289679" table:style-name="ce40">
            <text:p>1.455</text:p>
          </table:table-cell>
          <table:table-cell office:value-type="float" office:value="0.74649294467426663" table:style-name="ce40">
            <text:p>0.746</text:p>
          </table:table-cell>
          <table:table-cell office:value-type="float" office:value="2.8354497333618109" table:style-name="ce41">
            <text:p>2.835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18 to 25</text:p>
          </table:table-cell>
          <table:table-cell office:value-type="float" office:value="0.18452941859620864" table:style-name="ce40">
            <text:p>0.185</text:p>
          </table:table-cell>
          <table:table-cell office:value-type="float" office:value="1.4570985409881152" table:style-name="ce40">
            <text:p>1.457</text:p>
          </table:table-cell>
          <table:table-cell office:value-type="float" office:value="0.83561499891554314" table:style-name="ce40">
            <text:p>0.836</text:p>
          </table:table-cell>
          <table:table-cell office:value-type="float" office:value="2.5408066644388732" table:style-name="ce41">
            <text:p>2.541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26 to 33</text:p>
          </table:table-cell>
          <table:table-cell office:value-type="float" office:value="3.1912030419681547E-2" table:style-name="ce40">
            <text:p>0.032</text:p>
          </table:table-cell>
          <table:table-cell office:value-type="float" office:value="1.7801010092317973" table:style-name="ce40">
            <text:p>1.780</text:p>
          </table:table-cell>
          <table:table-cell office:value-type="float" office:value="1.0511357473595846" table:style-name="ce40">
            <text:p>1.051</text:p>
          </table:table-cell>
          <table:table-cell office:value-type="float" office:value="3.0146054979367549" table:style-name="ce41">
            <text:p>3.015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34 to 41</text:p>
          </table:table-cell>
          <table:table-cell office:value-type="float" office:value="4.8705633750776717E-2" table:style-name="ce40">
            <text:p>0.049</text:p>
          </table:table-cell>
          <table:table-cell office:value-type="float" office:value="1.6872700786748653" table:style-name="ce40">
            <text:p>1.687</text:p>
          </table:table-cell>
          <table:table-cell office:value-type="float" office:value="1.0029755179871547" table:style-name="ce40">
            <text:p>1.003</text:p>
          </table:table-cell>
          <table:table-cell office:value-type="float" office:value="2.8384345054651141" table:style-name="ce41">
            <text:p>2.838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42 to 49</text:p>
          </table:table-cell>
          <table:table-cell office:value-type="float" office:value="3.9685444635376106E-2" table:style-name="ce40">
            <text:p>0.040</text:p>
          </table:table-cell>
          <table:table-cell office:value-type="float" office:value="1.7369540919906361" table:style-name="ce40">
            <text:p>1.737</text:p>
          </table:table-cell>
          <table:table-cell office:value-type="float" office:value="1.0263903779905743" table:style-name="ce40">
            <text:p>1.026</text:p>
          </table:table-cell>
          <table:table-cell office:value-type="float" office:value="2.9394366728082493" table:style-name="ce41">
            <text:p>2.939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50 to 57</text:p>
          </table:table-cell>
          <table:table-cell office:value-type="float" office:value="0.25961382919450637" table:style-name="ce40">
            <text:p>0.260</text:p>
          </table:table-cell>
          <table:table-cell office:value-type="float" office:value="1.3718471059991901" table:style-name="ce40">
            <text:p>1.372</text:p>
          </table:table-cell>
          <table:table-cell office:value-type="float" office:value="0.79173897243595459" table:style-name="ce40">
            <text:p>0.792</text:p>
          </table:table-cell>
          <table:table-cell office:value-type="float" office:value="2.3770011932696531" table:style-name="ce41">
            <text:p>2.377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58 to 65</text:p>
          </table:table-cell>
          <table:table-cell office:value-type="float" office:value="0.7706005910312218" table:style-name="ce40">
            <text:p>0.771</text:p>
          </table:table-cell>
          <table:table-cell office:value-type="float" office:value="0.90984879740054225" table:style-name="ce40">
            <text:p>0.910</text:p>
          </table:table-cell>
          <table:table-cell office:value-type="float" office:value="0.48214138612107976" table:style-name="ce40">
            <text:p>0.482</text:p>
          </table:table-cell>
          <table:table-cell office:value-type="float" office:value="1.7169752648517136" table:style-name="ce41">
            <text:p>1.717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65 and above</text:p>
          </table:table-cell>
          <table:table-cell table:number-columns-repeated="3" table:style-name="ce43"/>
          <table:table-cell table:style-name="ce44"/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1.7734783853232757E-3" table:style-name="ce40">
            <text:p>0.002</text:p>
          </table:table-cell>
          <table:table-cell office:value-type="float" office:value="0.73479030098919396" table:style-name="ce40">
            <text:p>0.735</text:p>
          </table:table-cell>
          <table:table-cell office:value-type="float" office:value="0.60567965943809954" table:style-name="ce40">
            <text:p>0.606</text:p>
          </table:table-cell>
          <table:table-cell office:value-type="float" office:value="0.89142301217227815" table:style-name="ce41">
            <text:p>0.891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Male</text:p>
          </table:table-cell>
          <table:table-cell table:number-columns-repeated="3" table:style-name="ce43"/>
          <table:table-cell table:style-name="ce44"/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Rural</text:p>
          </table:table-cell>
          <table:table-cell office:value-type="float" office:value="7.5967513997029004E-4" table:style-name="ce40">
            <text:p>0.001</text:p>
          </table:table-cell>
          <table:table-cell office:value-type="float" office:value="1.3841837878025158" table:style-name="ce40">
            <text:p>1.384</text:p>
          </table:table-cell>
          <table:table-cell office:value-type="float" office:value="1.1455275250213355" table:style-name="ce40">
            <text:p>1.146</text:p>
          </table:table-cell>
          <table:table-cell office:value-type="float" office:value="1.6725610834882692" table:style-name="ce41">
            <text:p>1.673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Urban</text:p>
          </table:table-cell>
          <table:table-cell table:number-columns-repeated="3" table:style-name="ce43"/>
          <table:table-cell table:style-name="ce44"/>
          <table:table-cell table:style-name="ce42"/>
          <table:table-cell table:number-columns-repeated="16378"/>
        </table:table-row>
        <table:table-row table:style-name="ro1">
          <table:table-cell office:value-type="string" table:style-name="ce3">
            <text:p>1- 5 ho</text:p>
          </table:table-cell>
          <table:table-cell office:value-type="float" office:value="0.33158758610617711" table:style-name="ce40">
            <text:p>0.332</text:p>
          </table:table-cell>
          <table:table-cell office:value-type="float" office:value="1.1022755649204556" table:style-name="ce40">
            <text:p>1.102</text:p>
          </table:table-cell>
          <table:table-cell office:value-type="float" office:value="0.90556679743435708" table:style-name="ce40">
            <text:p>0.906</text:p>
          </table:table-cell>
          <table:table-cell office:value-type="float" office:value="1.3417137470842215" table:style-name="ce41">
            <text:p>1.342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4">
            <text:p>11-15 ho</text:p>
          </table:table-cell>
          <table:table-cell office:value-type="float" office:value="3.6310630052846815E-3" table:style-name="ce40">
            <text:p>0.004</text:p>
          </table:table-cell>
          <table:table-cell office:value-type="float" office:value="0.63344707868510308" table:style-name="ce40">
            <text:p>0.633</text:p>
          </table:table-cell>
          <table:table-cell office:value-type="float" office:value="0.46568301548135388" table:style-name="ce40">
            <text:p>0.466</text:p>
          </table:table-cell>
          <table:table-cell office:value-type="float" office:value="0.86164877857942335" table:style-name="ce41">
            <text:p>0.862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16 bove ho</text:p>
          </table:table-cell>
          <table:table-cell office:value-type="float" office:value="0.57900460149115385" table:style-name="ce40">
            <text:p>0.579</text:p>
          </table:table-cell>
          <table:table-cell office:value-type="float" office:value="1.0949611404922257" table:style-name="ce40">
            <text:p>1.095</text:p>
          </table:table-cell>
          <table:table-cell office:value-type="float" office:value="0.79473654465765586" table:style-name="ce40">
            <text:p>0.795</text:p>
          </table:table-cell>
          <table:table-cell office:value-type="float" office:value="1.5086004377771456" table:style-name="ce41">
            <text:p>1.509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3">
            <text:p>6 10 ho</text:p>
          </table:table-cell>
          <table:table-cell table:number-columns-repeated="3" table:style-name="ce43"/>
          <table:table-cell table:style-name="ce44"/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10,000 to 20,000</text:p>
          </table:table-cell>
          <table:table-cell office:value-type="float" office:value="3.5726344637951088E-2" table:style-name="ce40">
            <text:p>0.036</text:p>
          </table:table-cell>
          <table:table-cell office:value-type="float" office:value="1.3891657309521201" table:style-name="ce40">
            <text:p>1.389</text:p>
          </table:table-cell>
          <table:table-cell office:value-type="float" office:value="1.0221654238626774" table:style-name="ce40">
            <text:p>1.022</text:p>
          </table:table-cell>
          <table:table-cell office:value-type="float" office:value="1.8879345583411109" table:style-name="ce41">
            <text:p>1.888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20,000 to 30,000</text:p>
          </table:table-cell>
          <table:table-cell office:value-type="float" office:value="5.156045445384861E-2" table:style-name="ce40">
            <text:p>0.052</text:p>
          </table:table-cell>
          <table:table-cell office:value-type="float" office:value="1.3610220380553761" table:style-name="ce40">
            <text:p>1.361</text:p>
          </table:table-cell>
          <table:table-cell office:value-type="float" office:value="0.99791561875625612" table:style-name="ce40">
            <text:p>0.998</text:p>
          </table:table-cell>
          <table:table-cell office:value-type="float" office:value="1.8562501210083366" table:style-name="ce41">
            <text:p>1.856</text:p>
          </table:table-cell>
          <table:table-cell table:style-name="ce42"/>
          <table:table-cell table:number-columns-repeated="16378"/>
        </table:table-row>
        <table:table-row table:style-name="ro3">
          <table:table-cell office:value-type="string" table:style-name="ce2">
            <text:p>30,000 and above</text:p>
          </table:table-cell>
          <table:table-cell office:value-type="float" office:value="0.40667922004352253" table:style-name="ce40">
            <text:p>0.407</text:p>
          </table:table-cell>
          <table:table-cell office:value-type="float" office:value="1.1505043795892484" table:style-name="ce40">
            <text:p>1.151</text:p>
          </table:table-cell>
          <table:table-cell office:value-type="float" office:value="0.82615877118914738" table:style-name="ce40">
            <text:p>0.826</text:p>
          </table:table-cell>
          <table:table-cell office:value-type="float" office:value="1.6021863758086179" table:style-name="ce41">
            <text:p>1.602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5,000 to 10,000</text:p>
          </table:table-cell>
          <table:table-cell office:value-type="float" office:value="2.5789452107998437E-2" table:style-name="ce40">
            <text:p>0.026</text:p>
          </table:table-cell>
          <table:table-cell office:value-type="float" office:value="1.4046439617489079" table:style-name="ce40">
            <text:p>1.405</text:p>
          </table:table-cell>
          <table:table-cell office:value-type="float" office:value="1.0419151726670632" table:style-name="ce40">
            <text:p>1.042</text:p>
          </table:table-cell>
          <table:table-cell office:value-type="float" office:value="1.893651912398183" table:style-name="ce41">
            <text:p>1.894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Less than 5,000</text:p>
          </table:table-cell>
          <table:table-cell table:number-columns-repeated="3" table:style-name="ce43"/>
          <table:table-cell table:style-name="ce44"/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Bachelor’s degree</text:p>
          </table:table-cell>
          <table:table-cell office:value-type="float" office:value="1.7767199408657508E-2" table:style-name="ce40">
            <text:p>0.018</text:p>
          </table:table-cell>
          <table:table-cell office:value-type="float" office:value="0.6341459340586858" table:style-name="ce40">
            <text:p>0.634</text:p>
          </table:table-cell>
          <table:table-cell office:value-type="float" office:value="0.43514283473154131" table:style-name="ce40">
            <text:p>0.435</text:p>
          </table:table-cell>
          <table:table-cell office:value-type="float" office:value="0.92415876715805623" table:style-name="ce41">
            <text:p>0.924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Doctorate degree</text:p>
          </table:table-cell>
          <table:table-cell office:value-type="float" office:value="0.39611059510929969" table:style-name="ce40">
            <text:p>0.396</text:p>
          </table:table-cell>
          <table:table-cell office:value-type="float" office:value="0.57852109044219868" table:style-name="ce40">
            <text:p>0.579</text:p>
          </table:table-cell>
          <table:table-cell office:value-type="float" office:value="0.16343811946331163" table:style-name="ce40">
            <text:p>0.163</text:p>
          </table:table-cell>
          <table:table-cell office:value-type="float" office:value="2.0477881976704988" table:style-name="ce41">
            <text:p>2.0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string" table:style-name="ce2">
            <text:p>Master’s/Professional degree</text:p>
          </table:table-cell>
          <table:table-cell office:value-type="float" office:value="7.988016173854454E-3" table:style-name="ce40">
            <text:p>0.008</text:p>
          </table:table-cell>
          <table:table-cell office:value-type="float" office:value="0.44053104598679449" table:style-name="ce40">
            <text:p>0.441</text:p>
          </table:table-cell>
          <table:table-cell office:value-type="float" office:value="0.24038869567625459" table:style-name="ce40">
            <text:p>0.240</text:p>
          </table:table-cell>
          <table:table-cell office:value-type="float" office:value="0.80730752306082354" table:style-name="ce41">
            <text:p>0.807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string" table:style-name="ce2">
            <text:p>No schooling completed</text:p>
          </table:table-cell>
          <table:table-cell office:value-type="float" office:value="1.2322790340239674E-3" table:style-name="ce40">
            <text:p>0.001</text:p>
          </table:table-cell>
          <table:table-cell office:value-type="float" office:value="0.56206085606085066" table:style-name="ce40">
            <text:p>0.562</text:p>
          </table:table-cell>
          <table:table-cell office:value-type="float" office:value="0.39628991917683754" table:style-name="ce40">
            <text:p>0.396</text:p>
          </table:table-cell>
          <table:table-cell office:value-type="float" office:value="0.79717497374664714" table:style-name="ce41">
            <text:p>0.797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Others</text:p>
          </table:table-cell>
          <table:table-cell office:value-type="float" office:value="0.22695918606241605" table:style-name="ce40">
            <text:p>0.227</text:p>
          </table:table-cell>
          <table:table-cell office:value-type="float" office:value="0.66856100980007238" table:style-name="ce40">
            <text:p>0.669</text:p>
          </table:table-cell>
          <table:table-cell office:value-type="float" office:value="0.3479272811102091" table:style-name="ce40">
            <text:p>0.348</text:p>
          </table:table-cell>
          <table:table-cell office:value-type="float" office:value="1.2846759886107046" table:style-name="ce41">
            <text:p>1.285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Primary education</text:p>
          </table:table-cell>
          <table:table-cell office:value-type="float" office:value="0.85287773963954683" table:style-name="ce40">
            <text:p>0.853</text:p>
          </table:table-cell>
          <table:table-cell office:value-type="float" office:value="1.0340867931814537" table:style-name="ce40">
            <text:p>1.034</text:p>
          </table:table-cell>
          <table:table-cell office:value-type="float" office:value="0.72561606004055923" table:style-name="ce40">
            <text:p>0.726</text:p>
          </table:table-cell>
          <table:table-cell office:value-type="float" office:value="1.4736932583500573" table:style-name="ce41">
            <text:p>1.474</text:p>
          </table:table-cell>
          <table:table-cell table:style-name="ce42"/>
          <table:table-cell table:number-columns-repeated="16378"/>
        </table:table-row>
        <table:table-row table:style-name="ro3">
          <table:table-cell office:value-type="string" table:style-name="ce2">
            <text:p>Secondary education</text:p>
          </table:table-cell>
          <table:table-cell office:value-type="float" office:value="0.22770111180820707" table:style-name="ce40">
            <text:p>0.228</text:p>
          </table:table-cell>
          <table:table-cell office:value-type="float" office:value="0.83264075861351239" table:style-name="ce40">
            <text:p>0.833</text:p>
          </table:table-cell>
          <table:table-cell office:value-type="float" office:value="0.61832899334469293" table:style-name="ce40">
            <text:p>0.618</text:p>
          </table:table-cell>
          <table:table-cell office:value-type="float" office:value="1.1212326130047801" table:style-name="ce41">
            <text:p>1.121</text:p>
          </table:table-cell>
          <table:table-cell table:style-name="ce42"/>
          <table:table-cell table:number-columns-repeated="16378"/>
        </table:table-row>
        <table:table-row table:style-name="ro3">
          <table:table-cell office:value-type="string" table:style-name="ce2">
            <text:p>Technical/Vocational training</text:p>
          </table:table-cell>
          <table:table-cell table:number-columns-repeated="3" table:style-name="ce43"/>
          <table:table-cell table:style-name="ce44"/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Divorced</text:p>
          </table:table-cell>
          <table:table-cell office:value-type="float" office:value="1.3796111779806525E-2" table:style-name="ce40">
            <text:p>0.014</text:p>
          </table:table-cell>
          <table:table-cell office:value-type="float" office:value="2.6014496090119685" table:style-name="ce40">
            <text:p>2.601</text:p>
          </table:table-cell>
          <table:table-cell office:value-type="float" office:value="1.2154557892828255" table:style-name="ce40">
            <text:p>1.215</text:p>
          </table:table-cell>
          <table:table-cell office:value-type="float" office:value="5.5679031091881042" table:style-name="ce41">
            <text:p>5.568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Married</text:p>
          </table:table-cell>
          <table:table-cell office:value-type="float" office:value="7.9292200662500367E-2" table:style-name="ce40">
            <text:p>0.079</text:p>
          </table:table-cell>
          <table:table-cell office:value-type="float" office:value="1.5869631542955727" table:style-name="ce40">
            <text:p>1.587</text:p>
          </table:table-cell>
          <table:table-cell office:value-type="float" office:value="0.94743961150881539" table:style-name="ce40">
            <text:p>0.947</text:p>
          </table:table-cell>
          <table:table-cell office:value-type="float" office:value="2.658166306854187" table:style-name="ce41">
            <text:p>2.658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Single</text:p>
          </table:table-cell>
          <table:table-cell office:value-type="float" office:value="6.2327879893140974E-2" table:style-name="ce40">
            <text:p>0.062</text:p>
          </table:table-cell>
          <table:table-cell office:value-type="float" office:value="1.7310911376438167" table:style-name="ce40">
            <text:p>1.731</text:p>
          </table:table-cell>
          <table:table-cell office:value-type="float" office:value="0.97213080409657604" table:style-name="ce40">
            <text:p>0.972</text:p>
          </table:table-cell>
          <table:table-cell office:value-type="float" office:value="3.0825857119236604" table:style-name="ce41">
            <text:p>3.083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Widowed</text:p>
          </table:table-cell>
          <table:table-cell table:number-columns-repeated="3" table:style-name="ce43"/>
          <table:table-cell table:style-name="ce44"/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Artisan</text:p>
          </table:table-cell>
          <table:table-cell office:value-type="float" office:value="0.43925895713221563" table:style-name="ce40">
            <text:p>0.439</text:p>
          </table:table-cell>
          <table:table-cell office:value-type="float" office:value="0.8532611181195725" table:style-name="ce40">
            <text:p>0.853</text:p>
          </table:table-cell>
          <table:table-cell office:value-type="float" office:value="0.57074068321333593" table:style-name="ce40">
            <text:p>0.571</text:p>
          </table:table-cell>
          <table:table-cell office:value-type="float" office:value="1.2756310477038924" table:style-name="ce41">
            <text:p>1.276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Civil servant</text:p>
          </table:table-cell>
          <table:table-cell office:value-type="float" office:value="1.2136315120163063E-3" table:style-name="ce40">
            <text:p>0.001</text:p>
          </table:table-cell>
          <table:table-cell office:value-type="float" office:value="1.6893120399691652" table:style-name="ce40">
            <text:p>1.689</text:p>
          </table:table-cell>
          <table:table-cell office:value-type="float" office:value="1.2296374923065372" table:style-name="ce40">
            <text:p>1.230</text:p>
          </table:table-cell>
          <table:table-cell office:value-type="float" office:value="2.3208264112309314" table:style-name="ce41">
            <text:p>2.321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Farmer</text:p>
          </table:table-cell>
          <table:table-cell office:value-type="float" office:value="0.53905010133537312" table:style-name="ce40">
            <text:p>0.539</text:p>
          </table:table-cell>
          <table:table-cell office:value-type="float" office:value="1.0858437765762556" table:style-name="ce40">
            <text:p>1.086</text:p>
          </table:table-cell>
          <table:table-cell office:value-type="float" office:value="0.83491070391822264" table:style-name="ce40">
            <text:p>0.835</text:p>
          </table:table-cell>
          <table:table-cell office:value-type="float" office:value="1.4121949827641342" table:style-name="ce41">
            <text:p>1.412</text:p>
          </table:table-cell>
          <table:table-cell table:style-name="ce42"/>
          <table:table-cell table:number-columns-repeated="16378"/>
        </table:table-row>
        <table:table-row table:style-name="ro2">
          <table:table-cell office:value-type="string" table:style-name="ce2">
            <text:p>House Wife</text:p>
          </table:table-cell>
          <table:table-cell office:value-type="float" office:value="2.071831805543228E-11" table:style-name="ce40">
            <text:p>0.000</text:p>
          </table:table-cell>
          <table:table-cell office:value-type="float" office:value="3.0208970030146989" table:style-name="ce40">
            <text:p>3.021</text:p>
          </table:table-cell>
          <table:table-cell office:value-type="float" office:value="2.1862461134474951" table:style-name="ce40">
            <text:p>2.186</text:p>
          </table:table-cell>
          <table:table-cell office:value-type="float" office:value="4.1741955064851641" table:style-name="ce41">
            <text:p>4.174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Nomad</text:p>
          </table:table-cell>
          <table:table-cell office:value-type="float" office:value="0.53062691720014943" table:style-name="ce40">
            <text:p>0.531</text:p>
          </table:table-cell>
          <table:table-cell office:value-type="float" office:value="0.79570878606054429" table:style-name="ce40">
            <text:p>0.796</text:p>
          </table:table-cell>
          <table:table-cell office:value-type="float" office:value="0.38953101974661253" table:style-name="ce40">
            <text:p>0.390</text:p>
          </table:table-cell>
          <table:table-cell office:value-type="float" office:value="1.6254224698864976" table:style-name="ce41">
            <text:p>1.625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Student</text:p>
          </table:table-cell>
          <table:table-cell office:value-type="float" office:value="4.9765116202470112E-3" table:style-name="ce40">
            <text:p>0.005</text:p>
          </table:table-cell>
          <table:table-cell office:value-type="float" office:value="1.6272410770111057" table:style-name="ce40">
            <text:p>1.627</text:p>
          </table:table-cell>
          <table:table-cell office:value-type="float" office:value="1.1584809495693482" table:style-name="ce40">
            <text:p>1.158</text:p>
          </table:table-cell>
          <table:table-cell office:value-type="float" office:value="2.2856772255914906" table:style-name="ce41">
            <text:p>2.286</text:p>
          </table:table-cell>
          <table:table-cell table:style-name="ce42"/>
          <table:table-cell table:number-columns-repeated="16378"/>
        </table:table-row>
        <table:table-row table:style-name="ro1">
          <table:table-cell office:value-type="string" table:style-name="ce2">
            <text:p>Traders</text:p>
          </table:table-cell>
          <table:table-cell table:number-columns-repeated="3" table:style-name="ce45"/>
          <table:table-cell table:style-name="ce46"/>
          <table:table-cell table:style-name="ce42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TABOO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10 to 17</text:p>
          </table:table-cell>
          <table:table-cell office:value-type="float" office:value="0.47080942337021403" table:style-name="ce47">
            <text:p>0.471</text:p>
          </table:table-cell>
          <table:table-cell office:value-type="float" office:value="0.76622965586188752" table:style-name="ce47">
            <text:p>0.766</text:p>
          </table:table-cell>
          <table:table-cell office:value-type="float" office:value="0.37159653014199628" table:style-name="ce47">
            <text:p>0.372</text:p>
          </table:table-cell>
          <table:table-cell office:value-type="float" office:value="1.579960623684721" table:style-name="ce48">
            <text:p>1.580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18 to 25</text:p>
          </table:table-cell>
          <table:table-cell office:value-type="float" office:value="0.98499890249400035" table:style-name="ce47">
            <text:p>0.985</text:p>
          </table:table-cell>
          <table:table-cell office:value-type="float" office:value="1.0058600782796323" table:style-name="ce47">
            <text:p>1.006</text:p>
          </table:table-cell>
          <table:table-cell office:value-type="float" office:value="0.54703860110220404" table:style-name="ce47">
            <text:p>0.547</text:p>
          </table:table-cell>
          <table:table-cell office:value-type="float" office:value="1.8495120728924221" table:style-name="ce48">
            <text:p>1.850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26 to 33</text:p>
          </table:table-cell>
          <table:table-cell office:value-type="float" office:value="0.82049579417750484" table:style-name="ce47">
            <text:p>0.820</text:p>
          </table:table-cell>
          <table:table-cell office:value-type="float" office:value="1.0693488993926539" table:style-name="ce47">
            <text:p>1.069</text:p>
          </table:table-cell>
          <table:table-cell office:value-type="float" office:value="0.5992302460643042" table:style-name="ce47">
            <text:p>0.599</text:p>
          </table:table-cell>
          <table:table-cell office:value-type="float" office:value="1.9082933081945412" table:style-name="ce48">
            <text:p>1.908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34 to 41</text:p>
          </table:table-cell>
          <table:table-cell office:value-type="float" office:value="0.97658919253106369" table:style-name="ce47">
            <text:p>0.977</text:p>
          </table:table-cell>
          <table:table-cell office:value-type="float" office:value="0.99147258012631345" table:style-name="ce47">
            <text:p>0.991</text:p>
          </table:table-cell>
          <table:table-cell office:value-type="float" office:value="0.55959051628834711" table:style-name="ce47">
            <text:p>0.560</text:p>
          </table:table-cell>
          <table:table-cell office:value-type="float" office:value="1.7566735827878066" table:style-name="ce48">
            <text:p>1.757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42 to 49</text:p>
          </table:table-cell>
          <table:table-cell office:value-type="float" office:value="0.76012715993815472" table:style-name="ce47">
            <text:p>0.760</text:p>
          </table:table-cell>
          <table:table-cell office:value-type="float" office:value="0.91348908746782842" table:style-name="ce47">
            <text:p>0.913</text:p>
          </table:table-cell>
          <table:table-cell office:value-type="float" office:value="0.51102053278255111" table:style-name="ce47">
            <text:p>0.511</text:p>
          </table:table-cell>
          <table:table-cell office:value-type="float" office:value="1.6329330416120194" table:style-name="ce48">
            <text:p>1.633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50 to 57</text:p>
          </table:table-cell>
          <table:table-cell office:value-type="float" office:value="0.36747073054214963" table:style-name="ce47">
            <text:p>0.367</text:p>
          </table:table-cell>
          <table:table-cell office:value-type="float" office:value="0.75455043573760416" table:style-name="ce47">
            <text:p>0.755</text:p>
          </table:table-cell>
          <table:table-cell office:value-type="float" office:value="0.40896518695204515" table:style-name="ce47">
            <text:p>0.409</text:p>
          </table:table-cell>
          <table:table-cell office:value-type="float" office:value="1.3921633875857735" table:style-name="ce48">
            <text:p>1.392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58 to 65</text:p>
          </table:table-cell>
          <table:table-cell office:value-type="float" office:value="0.84324014209314058" table:style-name="ce47">
            <text:p>0.843</text:p>
          </table:table-cell>
          <table:table-cell office:value-type="float" office:value="0.93251292972299971" table:style-name="ce47">
            <text:p>0.933</text:p>
          </table:table-cell>
          <table:table-cell office:value-type="float" office:value="0.46654704518487328" table:style-name="ce47">
            <text:p>0.467</text:p>
          </table:table-cell>
          <table:table-cell office:value-type="float" office:value="1.8638642620831378" table:style-name="ce48">
            <text:p>1.864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65 and above</text:p>
          </table:table-cell>
          <table:table-cell table:number-columns-repeated="3" table:style-name="ce50"/>
          <table:table-cell table:style-name="ce51"/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2.3452598450322937E-12" table:style-name="ce47">
            <text:p>0.000</text:p>
          </table:table-cell>
          <table:table-cell office:value-type="float" office:value="0.44904922260041502" table:style-name="ce47">
            <text:p>0.449</text:p>
          </table:table-cell>
          <table:table-cell office:value-type="float" office:value="0.35901122979332145" table:style-name="ce47">
            <text:p>0.359</text:p>
          </table:table-cell>
          <table:table-cell office:value-type="float" office:value="0.56166823648976616" table:style-name="ce48">
            <text:p>0.562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Male</text:p>
          </table:table-cell>
          <table:table-cell table:number-columns-repeated="3" table:style-name="ce50"/>
          <table:table-cell table:style-name="ce51"/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Rural</text:p>
          </table:table-cell>
          <table:table-cell office:value-type="float" office:value="3.6931112956837459E-2" table:style-name="ce47">
            <text:p>0.037</text:p>
          </table:table-cell>
          <table:table-cell office:value-type="float" office:value="1.2451586993273807" table:style-name="ce47">
            <text:p>1.245</text:p>
          </table:table-cell>
          <table:table-cell office:value-type="float" office:value="1.0133885076626281" table:style-name="ce47">
            <text:p>1.013</text:p>
          </table:table-cell>
          <table:table-cell office:value-type="float" office:value="1.5299366183722423" table:style-name="ce48">
            <text:p>1.530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Urban</text:p>
          </table:table-cell>
          <table:table-cell table:number-columns-repeated="3" table:style-name="ce50"/>
          <table:table-cell table:style-name="ce51"/>
          <table:table-cell table:style-name="ce49"/>
          <table:table-cell table:number-columns-repeated="16378"/>
        </table:table-row>
        <table:table-row table:style-name="ro1">
          <table:table-cell office:value-type="string" table:style-name="ce3">
            <text:p>1- 5 ho</text:p>
          </table:table-cell>
          <table:table-cell office:value-type="float" office:value="1.0634450035115203E-2" table:style-name="ce47">
            <text:p>0.011</text:p>
          </table:table-cell>
          <table:table-cell office:value-type="float" office:value="1.3291622580152076" table:style-name="ce47">
            <text:p>1.329</text:p>
          </table:table-cell>
          <table:table-cell office:value-type="float" office:value="1.0684670429623924" table:style-name="ce47">
            <text:p>1.068</text:p>
          </table:table-cell>
          <table:table-cell office:value-type="float" office:value="1.6534644842520128" table:style-name="ce48">
            <text:p>1.653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4">
            <text:p>11-15 ho</text:p>
          </table:table-cell>
          <table:table-cell office:value-type="float" office:value="0.9332032556674863" table:style-name="ce47">
            <text:p>0.933</text:p>
          </table:table-cell>
          <table:table-cell office:value-type="float" office:value="1.0148408322876799" table:style-name="ce47">
            <text:p>1.015</text:p>
          </table:table-cell>
          <table:table-cell office:value-type="float" office:value="0.71909566723662222" table:style-name="ce47">
            <text:p>0.719</text:p>
          </table:table-cell>
          <table:table-cell office:value-type="float" office:value="1.4322182176901586" table:style-name="ce48">
            <text:p>1.432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16 bove ho</text:p>
          </table:table-cell>
          <table:table-cell office:value-type="float" office:value="0.1542250967105907" table:style-name="ce47">
            <text:p>0.154</text:p>
          </table:table-cell>
          <table:table-cell office:value-type="float" office:value="1.2887114006956375" table:style-name="ce47">
            <text:p>1.289</text:p>
          </table:table-cell>
          <table:table-cell office:value-type="float" office:value="0.9091198088853607" table:style-name="ce47">
            <text:p>0.909</text:p>
          </table:table-cell>
          <table:table-cell office:value-type="float" office:value="1.8267967082568921" table:style-name="ce48">
            <text:p>1.827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3">
            <text:p>6 10 ho</text:p>
          </table:table-cell>
          <table:table-cell table:number-columns-repeated="3" table:style-name="ce50"/>
          <table:table-cell table:style-name="ce51"/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10,000 to 20,000</text:p>
          </table:table-cell>
          <table:table-cell office:value-type="float" office:value="1.2110611058843763E-2" table:style-name="ce47">
            <text:p>0.012</text:p>
          </table:table-cell>
          <table:table-cell office:value-type="float" office:value="0.65116134951857696" table:style-name="ce47">
            <text:p>0.651</text:p>
          </table:table-cell>
          <table:table-cell office:value-type="float" office:value="0.46573792137191022" table:style-name="ce47">
            <text:p>0.466</text:p>
          </table:table-cell>
          <table:table-cell office:value-type="float" office:value="0.91040708443464835" table:style-name="ce48">
            <text:p>0.910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20,000 to 30,000</text:p>
          </table:table-cell>
          <table:table-cell office:value-type="float" office:value="0.21094920598506184" table:style-name="ce47">
            <text:p>0.211</text:p>
          </table:table-cell>
          <table:table-cell office:value-type="float" office:value="0.80744009115596926" table:style-name="ce47">
            <text:p>0.807</text:p>
          </table:table-cell>
          <table:table-cell office:value-type="float" office:value="0.57752884448293185" table:style-name="ce47">
            <text:p>0.578</text:p>
          </table:table-cell>
          <table:table-cell office:value-type="float" office:value="1.1288778162927373" table:style-name="ce48">
            <text:p>1.129</text:p>
          </table:table-cell>
          <table:table-cell table:style-name="ce49"/>
          <table:table-cell table:number-columns-repeated="16378"/>
        </table:table-row>
        <table:table-row table:style-name="ro3">
          <table:table-cell office:value-type="string" table:style-name="ce2">
            <text:p>30,000 and above</text:p>
          </table:table-cell>
          <table:table-cell office:value-type="float" office:value="4.0908570299965329E-2" table:style-name="ce47">
            <text:p>0.041</text:p>
          </table:table-cell>
          <table:table-cell office:value-type="float" office:value="0.68467225821511679" table:style-name="ce47">
            <text:p>0.685</text:p>
          </table:table-cell>
          <table:table-cell office:value-type="float" office:value="0.47617269852061744" table:style-name="ce47">
            <text:p>0.476</text:p>
          </table:table-cell>
          <table:table-cell office:value-type="float" office:value="0.98446656565105539" table:style-name="ce48">
            <text:p>0.984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5,000 to 10,000</text:p>
          </table:table-cell>
          <table:table-cell office:value-type="float" office:value="0.29755453524442377" table:style-name="ce47">
            <text:p>0.298</text:p>
          </table:table-cell>
          <table:table-cell office:value-type="float" office:value="1.1785541235140065" table:style-name="ce47">
            <text:p>1.179</text:p>
          </table:table-cell>
          <table:table-cell office:value-type="float" office:value="0.8651750258130847" table:style-name="ce47">
            <text:p>0.865</text:p>
          </table:table-cell>
          <table:table-cell office:value-type="float" office:value="1.6054437317426107" table:style-name="ce48">
            <text:p>1.605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Less than 5,000</text:p>
          </table:table-cell>
          <table:table-cell table:number-columns-repeated="3" table:style-name="ce50"/>
          <table:table-cell table:style-name="ce51"/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Bachelor’s degree</text:p>
          </table:table-cell>
          <table:table-cell office:value-type="float" office:value="0.95745613660441664" table:style-name="ce47">
            <text:p>0.957</text:p>
          </table:table-cell>
          <table:table-cell office:value-type="float" office:value="1.0114046086837656" table:style-name="ce47">
            <text:p>1.011</text:p>
          </table:table-cell>
          <table:table-cell office:value-type="float" office:value="0.66677684698241091" table:style-name="ce47">
            <text:p>0.667</text:p>
          </table:table-cell>
          <table:table-cell office:value-type="float" office:value="1.5341553731150259" table:style-name="ce48">
            <text:p>1.534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Doctorate degree</text:p>
          </table:table-cell>
          <table:table-cell office:value-type="float" office:value="2.0773201632332084E-2" table:style-name="ce47">
            <text:p>0.021</text:p>
          </table:table-cell>
          <table:table-cell office:value-type="float" office:value="4.7171951400765968" table:style-name="ce47">
            <text:p>4.717</text:p>
          </table:table-cell>
          <table:table-cell office:value-type="float" office:value="1.2664800898834507" table:style-name="ce47">
            <text:p>1.266</text:p>
          </table:table-cell>
          <table:table-cell office:value-type="float" office:value="17.569901151474106" table:style-name="ce48">
            <text:p>17.570</text:p>
          </table:table-cell>
          <table:table-cell table:style-name="ce49"/>
          <table:table-cell table:number-columns-repeated="16378"/>
        </table:table-row>
        <table:table-row table:style-name="ro4">
          <table:table-cell office:value-type="string" table:style-name="ce2">
            <text:p>Master’s/Professional degree</text:p>
          </table:table-cell>
          <table:table-cell office:value-type="float" office:value="0.82520047895111004" table:style-name="ce47">
            <text:p>0.825</text:p>
          </table:table-cell>
          <table:table-cell office:value-type="float" office:value="0.92762344226393711" table:style-name="ce47">
            <text:p>0.928</text:p>
          </table:table-cell>
          <table:table-cell office:value-type="float" office:value="0.47623598496063307" table:style-name="ce47">
            <text:p>0.476</text:p>
          </table:table-cell>
          <table:table-cell office:value-type="float" office:value="1.8068463488930298" table:style-name="ce48">
            <text:p>1.807</text:p>
          </table:table-cell>
          <table:table-cell table:style-name="ce49"/>
          <table:table-cell table:number-columns-repeated="16378"/>
        </table:table-row>
        <table:table-row table:style-name="ro4">
          <table:table-cell office:value-type="string" table:style-name="ce2">
            <text:p>No schooling completed</text:p>
          </table:table-cell>
          <table:table-cell office:value-type="float" office:value="0.43398762701046079" table:style-name="ce47">
            <text:p>0.434</text:p>
          </table:table-cell>
          <table:table-cell office:value-type="float" office:value="0.85466478176797789" table:style-name="ce47">
            <text:p>0.855</text:p>
          </table:table-cell>
          <table:table-cell office:value-type="float" office:value="0.57668249437407204" table:style-name="ce47">
            <text:p>0.577</text:p>
          </table:table-cell>
          <table:table-cell office:value-type="float" office:value="1.2666448111752269" table:style-name="ce48">
            <text:p>1.267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Others</text:p>
          </table:table-cell>
          <table:table-cell office:value-type="float" office:value="3.357777683806154E-2" table:style-name="ce47">
            <text:p>0.034</text:p>
          </table:table-cell>
          <table:table-cell office:value-type="float" office:value="0.36620925095639334" table:style-name="ce47">
            <text:p>0.366</text:p>
          </table:table-cell>
          <table:table-cell office:value-type="float" office:value="0.14499773069886543" table:style-name="ce47">
            <text:p>0.145</text:p>
          </table:table-cell>
          <table:table-cell office:value-type="float" office:value="0.92490561638211943" table:style-name="ce48">
            <text:p>0.925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Primary education</text:p>
          </table:table-cell>
          <table:table-cell office:value-type="float" office:value="5.406909792847063E-2" table:style-name="ce47">
            <text:p>0.054</text:p>
          </table:table-cell>
          <table:table-cell office:value-type="float" office:value="1.4569331008579596" table:style-name="ce47">
            <text:p>1.457</text:p>
          </table:table-cell>
          <table:table-cell office:value-type="float" office:value="0.99344134249719018" table:style-name="ce47">
            <text:p>0.993</text:p>
          </table:table-cell>
          <table:table-cell office:value-type="float" office:value="2.1366677322285823" table:style-name="ce48">
            <text:p>2.137</text:p>
          </table:table-cell>
          <table:table-cell table:style-name="ce49"/>
          <table:table-cell table:number-columns-repeated="16378"/>
        </table:table-row>
        <table:table-row table:style-name="ro3">
          <table:table-cell office:value-type="string" table:style-name="ce2">
            <text:p>Secondary education</text:p>
          </table:table-cell>
          <table:table-cell office:value-type="float" office:value="0.54261996348794816" table:style-name="ce47">
            <text:p>0.543</text:p>
          </table:table-cell>
          <table:table-cell office:value-type="float" office:value="1.1080592846975927" table:style-name="ce47">
            <text:p>1.108</text:p>
          </table:table-cell>
          <table:table-cell office:value-type="float" office:value="0.79636203327163679" table:style-name="ce47">
            <text:p>0.796</text:p>
          </table:table-cell>
          <table:table-cell office:value-type="float" office:value="1.5417552910709185" table:style-name="ce48">
            <text:p>1.542</text:p>
          </table:table-cell>
          <table:table-cell table:style-name="ce49"/>
          <table:table-cell table:number-columns-repeated="16378"/>
        </table:table-row>
        <table:table-row table:style-name="ro3">
          <table:table-cell office:value-type="string" table:style-name="ce2">
            <text:p>Technical/Vocational training</text:p>
          </table:table-cell>
          <table:table-cell table:number-columns-repeated="3" table:style-name="ce50"/>
          <table:table-cell table:style-name="ce51"/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Divorced</text:p>
          </table:table-cell>
          <table:table-cell office:value-type="float" office:value="0.24811369170573094" table:style-name="ce47">
            <text:p>0.248</text:p>
          </table:table-cell>
          <table:table-cell office:value-type="float" office:value="1.7031419002469785" table:style-name="ce47">
            <text:p>1.703</text:p>
          </table:table-cell>
          <table:table-cell office:value-type="float" office:value="0.68994279658887248" table:style-name="ce47">
            <text:p>0.690</text:p>
          </table:table-cell>
          <table:table-cell office:value-type="float" office:value="4.2042504780369088" table:style-name="ce48">
            <text:p>4.204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Married</text:p>
          </table:table-cell>
          <table:table-cell office:value-type="float" office:value="9.5816972907437112E-2" table:style-name="ce47">
            <text:p>0.096</text:p>
          </table:table-cell>
          <table:table-cell office:value-type="float" office:value="1.7764861537781631" table:style-name="ce47">
            <text:p>1.776</text:p>
          </table:table-cell>
          <table:table-cell office:value-type="float" office:value="0.90338620847454287" table:style-name="ce47">
            <text:p>0.903</text:p>
          </table:table-cell>
          <table:table-cell office:value-type="float" office:value="3.4934151362511794" table:style-name="ce48">
            <text:p>3.493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Single</text:p>
          </table:table-cell>
          <table:table-cell office:value-type="float" office:value="7.6160013311007857E-2" table:style-name="ce47">
            <text:p>0.076</text:p>
          </table:table-cell>
          <table:table-cell office:value-type="float" office:value="1.9413131211038432" table:style-name="ce47">
            <text:p>1.941</text:p>
          </table:table-cell>
          <table:table-cell office:value-type="float" office:value="0.93259828096505049" table:style-name="ce47">
            <text:p>0.933</text:p>
          </table:table-cell>
          <table:table-cell office:value-type="float" office:value="4.0410718216959465" table:style-name="ce48">
            <text:p>4.041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Widowed</text:p>
          </table:table-cell>
          <table:table-cell table:number-columns-repeated="3" table:style-name="ce50"/>
          <table:table-cell table:style-name="ce51"/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Artisan</text:p>
          </table:table-cell>
          <table:table-cell office:value-type="float" office:value="1.8871317185381324E-4" table:style-name="ce47">
            <text:p>0.000</text:p>
          </table:table-cell>
          <table:table-cell office:value-type="float" office:value="0.29775029447773538" table:style-name="ce47">
            <text:p>0.298</text:p>
          </table:table-cell>
          <table:table-cell office:value-type="float" office:value="0.15763557906056119" table:style-name="ce47">
            <text:p>0.158</text:p>
          </table:table-cell>
          <table:table-cell office:value-type="float" office:value="0.56240626887612821" table:style-name="ce48">
            <text:p>0.562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Civil servant</text:p>
          </table:table-cell>
          <table:table-cell office:value-type="float" office:value="2.309597227667292E-2" table:style-name="ce47">
            <text:p>0.023</text:p>
          </table:table-cell>
          <table:table-cell office:value-type="float" office:value="1.4956012932817575" table:style-name="ce47">
            <text:p>1.496</text:p>
          </table:table-cell>
          <table:table-cell office:value-type="float" office:value="1.0568145244925859" table:style-name="ce47">
            <text:p>1.057</text:p>
          </table:table-cell>
          <table:table-cell office:value-type="float" office:value="2.1165712399155789" table:style-name="ce48">
            <text:p>2.117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Farmer</text:p>
          </table:table-cell>
          <table:table-cell office:value-type="float" office:value="0.11520912452284675" table:style-name="ce47">
            <text:p>0.115</text:p>
          </table:table-cell>
          <table:table-cell office:value-type="float" office:value="1.2618981602131996" table:style-name="ce47">
            <text:p>1.262</text:p>
          </table:table-cell>
          <table:table-cell office:value-type="float" office:value="0.94476510367985655" table:style-name="ce47">
            <text:p>0.945</text:p>
          </table:table-cell>
          <table:table-cell office:value-type="float" office:value="1.685484530013986" table:style-name="ce48">
            <text:p>1.685</text:p>
          </table:table-cell>
          <table:table-cell table:style-name="ce49"/>
          <table:table-cell table:number-columns-repeated="16378"/>
        </table:table-row>
        <table:table-row table:style-name="ro2">
          <table:table-cell office:value-type="string" table:style-name="ce2">
            <text:p>House Wife</text:p>
          </table:table-cell>
          <table:table-cell office:value-type="float" office:value="5.7140506046491624E-2" table:style-name="ce47">
            <text:p>0.057</text:p>
          </table:table-cell>
          <table:table-cell office:value-type="float" office:value="1.4154348081159165" table:style-name="ce47">
            <text:p>1.415</text:p>
          </table:table-cell>
          <table:table-cell office:value-type="float" office:value="0.98951129451981523" table:style-name="ce47">
            <text:p>0.990</text:p>
          </table:table-cell>
          <table:table-cell office:value-type="float" office:value="2.0246920950997001" table:style-name="ce48">
            <text:p>2.025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Nomad</text:p>
          </table:table-cell>
          <table:table-cell office:value-type="float" office:value="0.81860258345836923" table:style-name="ce47">
            <text:p>0.819</text:p>
          </table:table-cell>
          <table:table-cell office:value-type="float" office:value="0.91020834566995401" table:style-name="ce47">
            <text:p>0.910</text:p>
          </table:table-cell>
          <table:table-cell office:value-type="float" office:value="0.40734083220596251" table:style-name="ce47">
            <text:p>0.407</text:p>
          </table:table-cell>
          <table:table-cell office:value-type="float" office:value="2.0338722932355897" table:style-name="ce48">
            <text:p>2.034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Student</text:p>
          </table:table-cell>
          <table:table-cell office:value-type="float" office:value="0.16246661024779041" table:style-name="ce47">
            <text:p>0.162</text:p>
          </table:table-cell>
          <table:table-cell office:value-type="float" office:value="1.2979896192045581" table:style-name="ce47">
            <text:p>1.298</text:p>
          </table:table-cell>
          <table:table-cell office:value-type="float" office:value="0.90018925570063468" table:style-name="ce47">
            <text:p>0.900</text:p>
          </table:table-cell>
          <table:table-cell office:value-type="float" office:value="1.8715809380011972" table:style-name="ce48">
            <text:p>1.872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2">
            <text:p>Traders</text:p>
          </table:table-cell>
          <table:table-cell table:number-columns-repeated="3" table:style-name="ce45"/>
          <table:table-cell table:style-name="ce46"/>
          <table:table-cell table:number-columns-repeated="16379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number-style style:name="N44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cultural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NCA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GP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oor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Religiou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Sheet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TABOO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User</dc:creator>
    <meta:creation-date>2024-12-16T22:25:14Z</meta:creation-date>
    <dc:date>2024-12-17T00:22:27Z</dc:date>
  </office:meta>
</office:document-meta>
</file>